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20056" table:style-name="ce58">
            <text:p>8,520,056</text:p>
          </table:table-cell>
          <table:table-cell office:value-type="float" office:value="23516841" table:style-name="ce59">
            <text:p>23,516,841</text:p>
          </table:table-cell>
          <table:table-cell office:value-type="float" office:value="11713364" table:style-name="ce59">
            <text:p>11,713,364</text:p>
          </table:table-cell>
          <table:table-cell office:value-type="float" office:value="11803477" table:style-name="ce60">
            <text:p>11,803,477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18816" table:style-name="ce58">
            <text:p>1,518,816</text:p>
          </table:table-cell>
          <table:table-cell office:value-type="float" office:value="3974278" table:style-name="ce63">
            <text:p>3,974,278</text:p>
          </table:table-cell>
          <table:table-cell office:value-type="float" office:value="1950970" table:style-name="ce63">
            <text:p>1,950,970</text:p>
          </table:table-cell>
          <table:table-cell office:value-type="float" office:value="2023308" table:style-name="ce60">
            <text:p>2,023,308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5651" table:style-name="ce58">
            <text:p>1,045,651</text:p>
          </table:table-cell>
          <table:table-cell office:value-type="float" office:value="2698591" table:style-name="ce63">
            <text:p>2,698,591</text:p>
          </table:table-cell>
          <table:table-cell office:value-type="float" office:value="1291456" table:style-name="ce63">
            <text:p>1,291,456</text:p>
          </table:table-cell>
          <table:table-cell office:value-type="float" office:value="1407135" table:style-name="ce60">
            <text:p>1,407,135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62740" table:style-name="ce58">
            <text:p>762,740</text:p>
          </table:table-cell>
          <table:table-cell office:value-type="float" office:value="2132854" table:style-name="ce63">
            <text:p>2,132,854</text:p>
          </table:table-cell>
          <table:table-cell office:value-type="float" office:value="1065043" table:style-name="ce63">
            <text:p>1,065,043</text:p>
          </table:table-cell>
          <table:table-cell office:value-type="float" office:value="1067811" table:style-name="ce60">
            <text:p>1,067,81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37024" table:style-name="ce58">
            <text:p>937,024</text:p>
          </table:table-cell>
          <table:table-cell office:value-type="float" office:value="2758136" table:style-name="ce63">
            <text:p>2,758,136</text:p>
          </table:table-cell>
          <table:table-cell office:value-type="float" office:value="1362405" table:style-name="ce63">
            <text:p>1,362,405</text:p>
          </table:table-cell>
          <table:table-cell office:value-type="float" office:value="1395731" table:style-name="ce60">
            <text:p>1,395,73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5666" table:style-name="ce58">
            <text:p>675,666</text:p>
          </table:table-cell>
          <table:table-cell office:value-type="float" office:value="1885601" table:style-name="ce63">
            <text:p>1,885,601</text:p>
          </table:table-cell>
          <table:table-cell office:value-type="float" office:value="943295" table:style-name="ce63">
            <text:p>943,295</text:p>
          </table:table-cell>
          <table:table-cell office:value-type="float" office:value="942306" table:style-name="ce60">
            <text:p>942,306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78635" table:style-name="ce58">
            <text:p>1,078,635</text:p>
          </table:table-cell>
          <table:table-cell office:value-type="float" office:value="2778318" table:style-name="ce62">
            <text:p>2,778,318</text:p>
          </table:table-cell>
          <table:table-cell office:value-type="float" office:value="1379378" table:style-name="ce63">
            <text:p>1,379,378</text:p>
          </table:table-cell>
          <table:table-cell office:value-type="float" office:value="1398940" table:style-name="ce60">
            <text:p>1,398,940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59821" table:style-name="ce58">
            <text:p>2,459,821</text:p>
          </table:table-cell>
          <table:table-cell office:value-type="float" office:value="7142857" table:style-name="ce62">
            <text:p>7,142,857</text:p>
          </table:table-cell>
          <table:table-cell office:value-type="float" office:value="3646767" table:style-name="ce63">
            <text:p>3,646,767</text:p>
          </table:table-cell>
          <table:table-cell office:value-type="float" office:value="3496090" table:style-name="ce60">
            <text:p>3,496,090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6172" table:style-name="ce37">
            <text:p>166,172</text:p>
          </table:table-cell>
          <table:table-cell office:value-type="float" office:value="457788" table:style-name="ce38">
            <text:p>457,788</text:p>
          </table:table-cell>
          <table:table-cell office:value-type="float" office:value="231938" table:style-name="ce38">
            <text:p>231,938</text:p>
          </table:table-cell>
          <table:table-cell office:value-type="float" office:value="225850" table:style-name="ce38">
            <text:p>225,85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5980" table:style-name="ce37">
            <text:p>185,980</text:p>
          </table:table-cell>
          <table:table-cell office:value-type="float" office:value="545674" table:style-name="ce38">
            <text:p>545,674</text:p>
          </table:table-cell>
          <table:table-cell office:value-type="float" office:value="279174" table:style-name="ce38">
            <text:p>279,174</text:p>
          </table:table-cell>
          <table:table-cell office:value-type="float" office:value="266500" table:style-name="ce38">
            <text:p>266,50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5086" table:style-name="ce37">
            <text:p>185,086</text:p>
          </table:table-cell>
          <table:table-cell office:value-type="float" office:value="560745" table:style-name="ce38">
            <text:p>560,745</text:p>
          </table:table-cell>
          <table:table-cell office:value-type="float" office:value="289131" table:style-name="ce38">
            <text:p>289,131</text:p>
          </table:table-cell>
          <table:table-cell office:value-type="float" office:value="271614" table:style-name="ce38">
            <text:p>271,614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3639" table:style-name="ce37">
            <text:p>383,639</text:p>
          </table:table-cell>
          <table:table-cell office:value-type="float" office:value="1288345" table:style-name="ce38">
            <text:p>1,288,345</text:p>
          </table:table-cell>
          <table:table-cell office:value-type="float" office:value="657540" table:style-name="ce38">
            <text:p>657,540</text:p>
          </table:table-cell>
          <table:table-cell office:value-type="float" office:value="630805" table:style-name="ce38">
            <text:p>630,805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161" table:style-name="ce37">
            <text:p>177,161</text:p>
          </table:table-cell>
          <table:table-cell office:value-type="float" office:value="506530" table:style-name="ce38">
            <text:p>506,530</text:p>
          </table:table-cell>
          <table:table-cell office:value-type="float" office:value="259733" table:style-name="ce38">
            <text:p>259,733</text:p>
          </table:table-cell>
          <table:table-cell office:value-type="float" office:value="246797" table:style-name="ce38">
            <text:p>246,797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035" table:style-name="ce37">
            <text:p>239,035</text:p>
          </table:table-cell>
          <table:table-cell office:value-type="float" office:value="696315" table:style-name="ce38">
            <text:p>696,315</text:p>
          </table:table-cell>
          <table:table-cell office:value-type="float" office:value="361882" table:style-name="ce38">
            <text:p>361,882</text:p>
          </table:table-cell>
          <table:table-cell office:value-type="float" office:value="334433" table:style-name="ce38">
            <text:p>334,4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356" table:style-name="ce37">
            <text:p>182,356</text:p>
          </table:table-cell>
          <table:table-cell office:value-type="float" office:value="516915" table:style-name="ce38">
            <text:p>516,915</text:p>
          </table:table-cell>
          <table:table-cell office:value-type="float" office:value="268961" table:style-name="ce38">
            <text:p>268,961</text:p>
          </table:table-cell>
          <table:table-cell office:value-type="float" office:value="247954" table:style-name="ce38">
            <text:p>247,9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5328" table:style-name="ce37">
            <text:p>285,328</text:p>
          </table:table-cell>
          <table:table-cell office:value-type="float" office:value="837700" table:style-name="ce38">
            <text:p>837,700</text:p>
          </table:table-cell>
          <table:table-cell office:value-type="float" office:value="428804" table:style-name="ce38">
            <text:p>428,804</text:p>
          </table:table-cell>
          <table:table-cell office:value-type="float" office:value="408896" table:style-name="ce38">
            <text:p>408,8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545" table:style-name="ce37">
            <text:p>82,545</text:p>
          </table:table-cell>
          <table:table-cell office:value-type="float" office:value="221324" table:style-name="ce56">
            <text:p>221,324</text:p>
          </table:table-cell>
          <table:table-cell office:value-type="float" office:value="114520" table:style-name="ce38">
            <text:p>114,520</text:p>
          </table:table-cell>
          <table:table-cell office:value-type="float" office:value="106804" table:style-name="ce38">
            <text:p>106,8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104" table:style-name="ce37">
            <text:p>125,104</text:p>
          </table:table-cell>
          <table:table-cell office:value-type="float" office:value="331332" table:style-name="ce38">
            <text:p>331,332</text:p>
          </table:table-cell>
          <table:table-cell office:value-type="float" office:value="168733" table:style-name="ce38">
            <text:p>168,733</text:p>
          </table:table-cell>
          <table:table-cell office:value-type="float" office:value="162599" table:style-name="ce38">
            <text:p>162,5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8547" table:style-name="ce37">
            <text:p>38,547</text:p>
          </table:table-cell>
          <table:table-cell office:value-type="float" office:value="102406" table:style-name="ce38">
            <text:p>102,406</text:p>
          </table:table-cell>
          <table:table-cell office:value-type="float" office:value="52693" table:style-name="ce38">
            <text:p>52,693</text:p>
          </table:table-cell>
          <table:table-cell office:value-type="float" office:value="49713" table:style-name="ce38">
            <text:p>49,7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1291" table:style-name="ce37">
            <text:p>151,291</text:p>
          </table:table-cell>
          <table:table-cell office:value-type="float" office:value="371986" table:style-name="ce38">
            <text:p>371,986</text:p>
          </table:table-cell>
          <table:table-cell office:value-type="float" office:value="186595" table:style-name="ce38">
            <text:p>186,595</text:p>
          </table:table-cell>
          <table:table-cell office:value-type="float" office:value="185391" table:style-name="ce38">
            <text:p>185,3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58924" table:style-name="ce37">
            <text:p>158,924</text:p>
          </table:table-cell>
          <table:table-cell office:value-type="float" office:value="435805" table:style-name="ce38">
            <text:p>435,805</text:p>
          </table:table-cell>
          <table:table-cell office:value-type="float" office:value="215509" table:style-name="ce38">
            <text:p>215,509</text:p>
          </table:table-cell>
          <table:table-cell office:value-type="float" office:value="220296" table:style-name="ce38">
            <text:p>220,2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8653" table:style-name="ce37">
            <text:p>98,653</text:p>
          </table:table-cell>
          <table:table-cell office:value-type="float" office:value="269992" table:style-name="ce38">
            <text:p>269,992</text:p>
          </table:table-cell>
          <table:table-cell office:value-type="float" office:value="131554" table:style-name="ce38">
            <text:p>131,554</text:p>
          </table:table-cell>
          <table:table-cell office:value-type="float" office:value="138438" table:style-name="ce38">
            <text:p>138,43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1703" table:style-name="ce58">
            <text:p>41,703</text:p>
          </table:table-cell>
          <table:table-cell office:value-type="float" office:value="146206" table:style-name="ce62">
            <text:p>146,206</text:p>
          </table:table-cell>
          <table:table-cell office:value-type="float" office:value="74050" table:style-name="ce62">
            <text:p>74,050</text:p>
          </table:table-cell>
          <table:table-cell office:value-type="float" office:value="72156" table:style-name="ce62">
            <text:p>72,1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060" table:style-name="ce37">
            <text:p>39,060</text:p>
          </table:table-cell>
          <table:table-cell office:value-type="float" office:value="133656" table:style-name="ce38">
            <text:p>133,656</text:p>
          </table:table-cell>
          <table:table-cell office:value-type="float" office:value="66875" table:style-name="ce38">
            <text:p>66,875</text:p>
          </table:table-cell>
          <table:table-cell office:value-type="float" office:value="66781" table:style-name="ce38">
            <text:p>66,78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643" table:style-name="ce39">
            <text:p>2,643</text:p>
          </table:table-cell>
          <table:table-cell office:value-type="float" office:value="12550" table:style-name="ce40">
            <text:p>12,550</text:p>
          </table:table-cell>
          <table:table-cell office:value-type="float" office:value="7175" table:style-name="ce40">
            <text:p>7,175</text:p>
          </table:table-cell>
          <table:table-cell office:value-type="float" office:value="5375" table:style-name="ce40">
            <text:p>5,375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5<text:span text:style-name="T2">年</text:span>9<text:span text:style-name="T2">月</text:span>5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18816" table:style-name="ce83">
            <text:p>1,518,816</text:p>
          </table:table-cell>
          <table:table-cell office:value-type="float" office:value="3974278" table:style-name="ce80">
            <text:p>3,974,278</text:p>
          </table:table-cell>
          <table:table-cell office:value-type="float" office:value="1950970" table:style-name="ce80">
            <text:p>1,950,970</text:p>
          </table:table-cell>
          <table:table-cell office:value-type="float" office:value="2023308" table:style-name="ce84">
            <text:p>2,023,30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6036" table:style-name="ce9">
            <text:p>206,036</text:p>
          </table:table-cell>
          <table:table-cell office:value-type="float" office:value="552748" table:style-name="ce11">
            <text:p>552,748</text:p>
          </table:table-cell>
          <table:table-cell office:value-type="float" office:value="270217" table:style-name="ce11">
            <text:p>270,217</text:p>
          </table:table-cell>
          <table:table-cell office:value-type="float" office:value="282531" table:style-name="ce23">
            <text:p>282,53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49273" table:style-name="ce9">
            <text:p>149,273</text:p>
          </table:table-cell>
          <table:table-cell office:value-type="float" office:value="388230" table:style-name="ce11">
            <text:p>388,230</text:p>
          </table:table-cell>
          <table:table-cell office:value-type="float" office:value="191399" table:style-name="ce11">
            <text:p>191,399</text:p>
          </table:table-cell>
          <table:table-cell office:value-type="float" office:value="196831" table:style-name="ce23">
            <text:p>196,83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3578" table:style-name="ce9">
            <text:p>163,578</text:p>
          </table:table-cell>
          <table:table-cell office:value-type="float" office:value="414127" table:style-name="ce11">
            <text:p>414,127</text:p>
          </table:table-cell>
          <table:table-cell office:value-type="float" office:value="201923" table:style-name="ce11">
            <text:p>201,923</text:p>
          </table:table-cell>
          <table:table-cell office:value-type="float" office:value="212204" table:style-name="ce23">
            <text:p>212,2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606" table:style-name="ce9">
            <text:p>90,606</text:p>
          </table:table-cell>
          <table:table-cell office:value-type="float" office:value="224563" table:style-name="ce11">
            <text:p>224,563</text:p>
          </table:table-cell>
          <table:table-cell office:value-type="float" office:value="106777" table:style-name="ce11">
            <text:p>106,777</text:p>
          </table:table-cell>
          <table:table-cell office:value-type="float" office:value="117786" table:style-name="ce23">
            <text:p>117,78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49986" table:style-name="ce9">
            <text:p>149,986</text:p>
          </table:table-cell>
          <table:table-cell office:value-type="float" office:value="413718" table:style-name="ce11">
            <text:p>413,718</text:p>
          </table:table-cell>
          <table:table-cell office:value-type="float" office:value="202374" table:style-name="ce11">
            <text:p>202,374</text:p>
          </table:table-cell>
          <table:table-cell office:value-type="float" office:value="211344" table:style-name="ce23">
            <text:p>211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4532" table:style-name="ce9">
            <text:p>124,532</text:p>
          </table:table-cell>
          <table:table-cell office:value-type="float" office:value="300584" table:style-name="ce11">
            <text:p>300,584</text:p>
          </table:table-cell>
          <table:table-cell office:value-type="float" office:value="144979" table:style-name="ce11">
            <text:p>144,979</text:p>
          </table:table-cell>
          <table:table-cell office:value-type="float" office:value="155605" table:style-name="ce23">
            <text:p>155,6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5730" table:style-name="ce9">
            <text:p>65,730</text:p>
          </table:table-cell>
          <table:table-cell office:value-type="float" office:value="184358" table:style-name="ce11">
            <text:p>184,358</text:p>
          </table:table-cell>
          <table:table-cell office:value-type="float" office:value="92064" table:style-name="ce11">
            <text:p>92,064</text:p>
          </table:table-cell>
          <table:table-cell office:value-type="float" office:value="92294" table:style-name="ce23">
            <text:p>92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481" table:style-name="ce9">
            <text:p>29,481</text:p>
          </table:table-cell>
          <table:table-cell office:value-type="float" office:value="87449" table:style-name="ce11">
            <text:p>87,449</text:p>
          </table:table-cell>
          <table:table-cell office:value-type="float" office:value="43847" table:style-name="ce11">
            <text:p>43,847</text:p>
          </table:table-cell>
          <table:table-cell office:value-type="float" office:value="43602" table:style-name="ce23">
            <text:p>43,6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1653" table:style-name="ce9">
            <text:p>41,653</text:p>
          </table:table-cell>
          <table:table-cell office:value-type="float" office:value="113696" table:style-name="ce11">
            <text:p>113,696</text:p>
          </table:table-cell>
          <table:table-cell office:value-type="float" office:value="57110" table:style-name="ce11">
            <text:p>57,110</text:p>
          </table:table-cell>
          <table:table-cell office:value-type="float" office:value="56586" table:style-name="ce23">
            <text:p>56,5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1545" table:style-name="ce9">
            <text:p>71,545</text:p>
          </table:table-cell>
          <table:table-cell office:value-type="float" office:value="164434" table:style-name="ce11">
            <text:p>164,434</text:p>
          </table:table-cell>
          <table:table-cell office:value-type="float" office:value="79091" table:style-name="ce11">
            <text:p>79,091</text:p>
          </table:table-cell>
          <table:table-cell office:value-type="float" office:value="85343" table:style-name="ce23">
            <text:p>85,3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5433" table:style-name="ce9">
            <text:p>85,433</text:p>
          </table:table-cell>
          <table:table-cell office:value-type="float" office:value="196843" table:style-name="ce11">
            <text:p>196,843</text:p>
          </table:table-cell>
          <table:table-cell office:value-type="float" office:value="96186" table:style-name="ce11">
            <text:p>96,186</text:p>
          </table:table-cell>
          <table:table-cell office:value-type="float" office:value="100657" table:style-name="ce23">
            <text:p>100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9" table:style-name="ce9">
            <text:p>16,169</text:p>
          </table:table-cell>
          <table:table-cell office:value-type="float" office:value="40721" table:style-name="ce11">
            <text:p>40,721</text:p>
          </table:table-cell>
          <table:table-cell office:value-type="float" office:value="20577" table:style-name="ce11">
            <text:p>20,577</text:p>
          </table:table-cell>
          <table:table-cell office:value-type="float" office:value="20144" table:style-name="ce23">
            <text:p>20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106" table:style-name="ce9">
            <text:p>86,106</text:p>
          </table:table-cell>
          <table:table-cell office:value-type="float" office:value="238350" table:style-name="ce11">
            <text:p>238,350</text:p>
          </table:table-cell>
          <table:table-cell office:value-type="float" office:value="117838" table:style-name="ce11">
            <text:p>117,838</text:p>
          </table:table-cell>
          <table:table-cell office:value-type="float" office:value="120512" table:style-name="ce23">
            <text:p>120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69926" table:style-name="ce9">
            <text:p>69,926</text:p>
          </table:table-cell>
          <table:table-cell office:value-type="float" office:value="200365" table:style-name="ce11">
            <text:p>200,365</text:p>
          </table:table-cell>
          <table:table-cell office:value-type="float" office:value="98629" table:style-name="ce11">
            <text:p>98,629</text:p>
          </table:table-cell>
          <table:table-cell office:value-type="float" office:value="101736" table:style-name="ce23">
            <text:p>101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436" table:style-name="ce9">
            <text:p>30,436</text:p>
          </table:table-cell>
          <table:table-cell office:value-type="float" office:value="83665" table:style-name="ce11">
            <text:p>83,665</text:p>
          </table:table-cell>
          <table:table-cell office:value-type="float" office:value="42232" table:style-name="ce11">
            <text:p>42,232</text:p>
          </table:table-cell>
          <table:table-cell office:value-type="float" office:value="41433" table:style-name="ce23">
            <text:p>41,4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133" table:style-name="ce9">
            <text:p>28,133</text:p>
          </table:table-cell>
          <table:table-cell office:value-type="float" office:value="78835" table:style-name="ce11">
            <text:p>78,835</text:p>
          </table:table-cell>
          <table:table-cell office:value-type="float" office:value="39164" table:style-name="ce11">
            <text:p>39,164</text:p>
          </table:table-cell>
          <table:table-cell office:value-type="float" office:value="39671" table:style-name="ce23">
            <text:p>39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39988" table:style-name="ce9">
            <text:p>39,988</text:p>
          </table:table-cell>
          <table:table-cell office:value-type="float" office:value="102212" table:style-name="ce11">
            <text:p>102,212</text:p>
          </table:table-cell>
          <table:table-cell office:value-type="float" office:value="49934" table:style-name="ce11">
            <text:p>49,934</text:p>
          </table:table-cell>
          <table:table-cell office:value-type="float" office:value="52278" table:style-name="ce23">
            <text:p>52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08" table:style-name="ce9">
            <text:p>9,508</text:p>
          </table:table-cell>
          <table:table-cell office:value-type="float" office:value="23642" table:style-name="ce11">
            <text:p>23,642</text:p>
          </table:table-cell>
          <table:table-cell office:value-type="float" office:value="11811" table:style-name="ce11">
            <text:p>11,811</text:p>
          </table:table-cell>
          <table:table-cell office:value-type="float" office:value="11831" table:style-name="ce23">
            <text:p>11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74" table:style-name="ce9">
            <text:p>3,374</text:p>
          </table:table-cell>
          <table:table-cell office:value-type="float" office:value="7769" table:style-name="ce11">
            <text:p>7,769</text:p>
          </table:table-cell>
          <table:table-cell office:value-type="float" office:value="4278" table:style-name="ce11">
            <text:p>4,278</text:p>
          </table:table-cell>
          <table:table-cell office:value-type="float" office:value="3491" table:style-name="ce23">
            <text:p>3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06" table:style-name="ce9">
            <text:p>2,506</text:p>
          </table:table-cell>
          <table:table-cell office:value-type="float" office:value="6513" table:style-name="ce11">
            <text:p>6,513</text:p>
          </table:table-cell>
          <table:table-cell office:value-type="float" office:value="3620" table:style-name="ce11">
            <text:p>3,620</text:p>
          </table:table-cell>
          <table:table-cell office:value-type="float" office:value="2893" table:style-name="ce23">
            <text:p>2,8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394" table:style-name="ce9">
            <text:p>9,394</text:p>
          </table:table-cell>
          <table:table-cell office:value-type="float" office:value="23350" table:style-name="ce11">
            <text:p>23,350</text:p>
          </table:table-cell>
          <table:table-cell office:value-type="float" office:value="12002" table:style-name="ce11">
            <text:p>12,002</text:p>
          </table:table-cell>
          <table:table-cell office:value-type="float" office:value="11348" table:style-name="ce23">
            <text:p>11,3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7" table:style-name="ce9">
            <text:p>4,297</text:p>
          </table:table-cell>
          <table:table-cell office:value-type="float" office:value="12511" table:style-name="ce11">
            <text:p>12,511</text:p>
          </table:table-cell>
          <table:table-cell office:value-type="float" office:value="6484" table:style-name="ce11">
            <text:p>6,484</text:p>
          </table:table-cell>
          <table:table-cell office:value-type="float" office:value="6027" table:style-name="ce23">
            <text:p>6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192" table:style-name="ce9">
            <text:p>14,192</text:p>
          </table:table-cell>
          <table:table-cell office:value-type="float" office:value="37944" table:style-name="ce11">
            <text:p>37,944</text:p>
          </table:table-cell>
          <table:table-cell office:value-type="float" office:value="18918" table:style-name="ce11">
            <text:p>18,918</text:p>
          </table:table-cell>
          <table:table-cell office:value-type="float" office:value="19026" table:style-name="ce23">
            <text:p>19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39" table:style-name="ce9">
            <text:p>2,339</text:p>
          </table:table-cell>
          <table:table-cell office:value-type="float" office:value="4791" table:style-name="ce11">
            <text:p>4,791</text:p>
          </table:table-cell>
          <table:table-cell office:value-type="float" office:value="2647" table:style-name="ce11">
            <text:p>2,647</text:p>
          </table:table-cell>
          <table:table-cell office:value-type="float" office:value="2144" table:style-name="ce23">
            <text:p>2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20" table:style-name="ce9">
            <text:p>3,820</text:p>
          </table:table-cell>
          <table:table-cell office:value-type="float" office:value="9130" table:style-name="ce11">
            <text:p>9,130</text:p>
          </table:table-cell>
          <table:table-cell office:value-type="float" office:value="4929" table:style-name="ce11">
            <text:p>4,929</text:p>
          </table:table-cell>
          <table:table-cell office:value-type="float" office:value="4201" table:style-name="ce23">
            <text:p>4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2" table:style-name="ce9">
            <text:p>4,402</text:p>
          </table:table-cell>
          <table:table-cell office:value-type="float" office:value="12773" table:style-name="ce11">
            <text:p>12,773</text:p>
          </table:table-cell>
          <table:table-cell office:value-type="float" office:value="6525" table:style-name="ce11">
            <text:p>6,525</text:p>
          </table:table-cell>
          <table:table-cell office:value-type="float" office:value="6248" table:style-name="ce23">
            <text:p>6,2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62" table:style-name="ce9">
            <text:p>7,062</text:p>
          </table:table-cell>
          <table:table-cell office:value-type="float" office:value="22217" table:style-name="ce11">
            <text:p>22,217</text:p>
          </table:table-cell>
          <table:table-cell office:value-type="float" office:value="10973" table:style-name="ce11">
            <text:p>10,973</text:p>
          </table:table-cell>
          <table:table-cell office:value-type="float" office:value="11244" table:style-name="ce23">
            <text:p>11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61" table:style-name="ce9">
            <text:p>7,461</text:p>
          </table:table-cell>
          <table:table-cell office:value-type="float" office:value="22574" table:style-name="ce11">
            <text:p>22,574</text:p>
          </table:table-cell>
          <table:table-cell office:value-type="float" office:value="11374" table:style-name="ce11">
            <text:p>11,374</text:p>
          </table:table-cell>
          <table:table-cell office:value-type="float" office:value="11200" table:style-name="ce23">
            <text:p>11,20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50" table:style-name="ce16">
            <text:p>1,850</text:p>
          </table:table-cell>
          <table:table-cell office:value-type="float" office:value="6166" table:style-name="ce18">
            <text:p>6,166</text:p>
          </table:table-cell>
          <table:table-cell office:value-type="float" office:value="3068" table:style-name="ce18">
            <text:p>3,068</text:p>
          </table:table-cell>
          <table:table-cell office:value-type="float" office:value="3098" table:style-name="ce19">
            <text:p>3,098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5651" table:style-name="ce72">
            <text:p>1,045,651</text:p>
          </table:table-cell>
          <table:table-cell office:value-type="float" office:value="2698591" table:style-name="ce80">
            <text:p>2,698,591</text:p>
          </table:table-cell>
          <table:table-cell office:value-type="float" office:value="1291456" table:style-name="ce80">
            <text:p>1,291,456</text:p>
          </table:table-cell>
          <table:table-cell office:value-type="float" office:value="1407135" table:style-name="ce74">
            <text:p>1,407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269" table:style-name="ce53">
            <text:p>80,269</text:p>
          </table:table-cell>
          <table:table-cell office:value-type="float" office:value="208884" table:style-name="ce11">
            <text:p>208,884</text:p>
          </table:table-cell>
          <table:table-cell office:value-type="float" office:value="98306" table:style-name="ce11">
            <text:p>98,306</text:p>
          </table:table-cell>
          <table:table-cell office:value-type="float" office:value="110578" table:style-name="ce10">
            <text:p>110,5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91" table:style-name="ce53">
            <text:p>89,491</text:p>
          </table:table-cell>
          <table:table-cell office:value-type="float" office:value="228174" table:style-name="ce11">
            <text:p>228,174</text:p>
          </table:table-cell>
          <table:table-cell office:value-type="float" office:value="109185" table:style-name="ce11">
            <text:p>109,185</text:p>
          </table:table-cell>
          <table:table-cell office:value-type="float" office:value="118989" table:style-name="ce10">
            <text:p>118,9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380" table:style-name="ce53">
            <text:p>120,380</text:p>
          </table:table-cell>
          <table:table-cell office:value-type="float" office:value="311964" table:style-name="ce11">
            <text:p>311,964</text:p>
          </table:table-cell>
          <table:table-cell office:value-type="float" office:value="145839" table:style-name="ce11">
            <text:p>145,839</text:p>
          </table:table-cell>
          <table:table-cell office:value-type="float" office:value="166125" table:style-name="ce10">
            <text:p>166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358" table:style-name="ce53">
            <text:p>99,358</text:p>
          </table:table-cell>
          <table:table-cell office:value-type="float" office:value="231166" table:style-name="ce11">
            <text:p>231,166</text:p>
          </table:table-cell>
          <table:table-cell office:value-type="float" office:value="107879" table:style-name="ce11">
            <text:p>107,879</text:p>
          </table:table-cell>
          <table:table-cell office:value-type="float" office:value="123287" table:style-name="ce10">
            <text:p>123,2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087" table:style-name="ce53">
            <text:p>65,087</text:p>
          </table:table-cell>
          <table:table-cell office:value-type="float" office:value="161295" table:style-name="ce11">
            <text:p>161,295</text:p>
          </table:table-cell>
          <table:table-cell office:value-type="float" office:value="77003" table:style-name="ce11">
            <text:p>77,003</text:p>
          </table:table-cell>
          <table:table-cell office:value-type="float" office:value="84292" table:style-name="ce10">
            <text:p>84,2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485" table:style-name="ce53">
            <text:p>51,485</text:p>
          </table:table-cell>
          <table:table-cell office:value-type="float" office:value="130236" table:style-name="ce11">
            <text:p>130,236</text:p>
          </table:table-cell>
          <table:table-cell office:value-type="float" office:value="63571" table:style-name="ce11">
            <text:p>63,571</text:p>
          </table:table-cell>
          <table:table-cell office:value-type="float" office:value="66665" table:style-name="ce10">
            <text:p>66,6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386" table:style-name="ce53">
            <text:p>78,386</text:p>
          </table:table-cell>
          <table:table-cell office:value-type="float" office:value="193706" table:style-name="ce11">
            <text:p>193,706</text:p>
          </table:table-cell>
          <table:table-cell office:value-type="float" office:value="95413" table:style-name="ce11">
            <text:p>95,413</text:p>
          </table:table-cell>
          <table:table-cell office:value-type="float" office:value="98293" table:style-name="ce10">
            <text:p>98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4789" table:style-name="ce53">
            <text:p>104,789</text:p>
          </table:table-cell>
          <table:table-cell office:value-type="float" office:value="275356" table:style-name="ce11">
            <text:p>275,356</text:p>
          </table:table-cell>
          <table:table-cell office:value-type="float" office:value="132275" table:style-name="ce11">
            <text:p>132,275</text:p>
          </table:table-cell>
          <table:table-cell office:value-type="float" office:value="143081" table:style-name="ce10">
            <text:p>143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738" table:style-name="ce53">
            <text:p>46,738</text:p>
          </table:table-cell>
          <table:table-cell office:value-type="float" office:value="122510" table:style-name="ce11">
            <text:p>122,510</text:p>
          </table:table-cell>
          <table:table-cell office:value-type="float" office:value="59894" table:style-name="ce11">
            <text:p>59,894</text:p>
          </table:table-cell>
          <table:table-cell office:value-type="float" office:value="62616" table:style-name="ce10">
            <text:p>62,6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010" table:style-name="ce53">
            <text:p>107,010</text:p>
          </table:table-cell>
          <table:table-cell office:value-type="float" office:value="287563" table:style-name="ce11">
            <text:p>287,563</text:p>
          </table:table-cell>
          <table:table-cell office:value-type="float" office:value="137546" table:style-name="ce11">
            <text:p>137,546</text:p>
          </table:table-cell>
          <table:table-cell office:value-type="float" office:value="150017" table:style-name="ce10">
            <text:p>150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521" table:style-name="ce53">
            <text:p>106,521</text:p>
          </table:table-cell>
          <table:table-cell office:value-type="float" office:value="290207" table:style-name="ce11">
            <text:p>290,207</text:p>
          </table:table-cell>
          <table:table-cell office:value-type="float" office:value="140231" table:style-name="ce11">
            <text:p>140,231</text:p>
          </table:table-cell>
          <table:table-cell office:value-type="float" office:value="149976" table:style-name="ce10">
            <text:p>149,97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137" table:style-name="ce54">
            <text:p>96,137</text:p>
          </table:table-cell>
          <table:table-cell office:value-type="float" office:value="257530" table:style-name="ce18">
            <text:p>257,530</text:p>
          </table:table-cell>
          <table:table-cell office:value-type="float" office:value="124314" table:style-name="ce18">
            <text:p>124,314</text:p>
          </table:table-cell>
          <table:table-cell office:value-type="float" office:value="133216" table:style-name="ce17">
            <text:p>133,216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62740" table:style-name="ce83">
            <text:p>762,740</text:p>
          </table:table-cell>
          <table:table-cell office:value-type="float" office:value="2132854" table:style-name="ce84">
            <text:p>2,132,854</text:p>
          </table:table-cell>
          <table:table-cell office:value-type="float" office:value="1065043" table:style-name="ce84">
            <text:p>1,065,043</text:p>
          </table:table-cell>
          <table:table-cell office:value-type="float" office:value="1067811" table:style-name="ce84">
            <text:p>1,067,81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1594" table:style-name="ce9">
            <text:p>161,594</text:p>
          </table:table-cell>
          <table:table-cell office:value-type="float" office:value="431857" table:style-name="ce23">
            <text:p>431,857</text:p>
          </table:table-cell>
          <table:table-cell office:value-type="float" office:value="210110" table:style-name="ce23">
            <text:p>210,110</text:p>
          </table:table-cell>
          <table:table-cell office:value-type="float" office:value="221747" table:style-name="ce23">
            <text:p>221,74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3418" table:style-name="ce9">
            <text:p>143,418</text:p>
          </table:table-cell>
          <table:table-cell office:value-type="float" office:value="393883" table:style-name="ce23">
            <text:p>393,883</text:p>
          </table:table-cell>
          <table:table-cell office:value-type="float" office:value="194571" table:style-name="ce23">
            <text:p>194,571</text:p>
          </table:table-cell>
          <table:table-cell office:value-type="float" office:value="199312" table:style-name="ce23">
            <text:p>199,31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720" table:style-name="ce9">
            <text:p>31,720</text:p>
          </table:table-cell>
          <table:table-cell office:value-type="float" office:value="93872" table:style-name="ce23">
            <text:p>93,872</text:p>
          </table:table-cell>
          <table:table-cell office:value-type="float" office:value="48008" table:style-name="ce23">
            <text:p>48,008</text:p>
          </table:table-cell>
          <table:table-cell office:value-type="float" office:value="45864" table:style-name="ce23">
            <text:p>45,86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5845" table:style-name="ce9">
            <text:p>55,845</text:p>
          </table:table-cell>
          <table:table-cell office:value-type="float" office:value="162881" table:style-name="ce23">
            <text:p>162,881</text:p>
          </table:table-cell>
          <table:table-cell office:value-type="float" office:value="82319" table:style-name="ce23">
            <text:p>82,319</text:p>
          </table:table-cell>
          <table:table-cell office:value-type="float" office:value="80562" table:style-name="ce23">
            <text:p>80,56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6233" table:style-name="ce9">
            <text:p>56,233</text:p>
          </table:table-cell>
          <table:table-cell office:value-type="float" office:value="157612" table:style-name="ce23">
            <text:p>157,612</text:p>
          </table:table-cell>
          <table:table-cell office:value-type="float" office:value="78450" table:style-name="ce23">
            <text:p>78,450</text:p>
          </table:table-cell>
          <table:table-cell office:value-type="float" office:value="79162" table:style-name="ce23">
            <text:p>79,16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1010" table:style-name="ce9">
            <text:p>31,010</text:p>
          </table:table-cell>
          <table:table-cell office:value-type="float" office:value="86395" table:style-name="ce23">
            <text:p>86,395</text:p>
          </table:table-cell>
          <table:table-cell office:value-type="float" office:value="44292" table:style-name="ce23">
            <text:p>44,292</text:p>
          </table:table-cell>
          <table:table-cell office:value-type="float" office:value="42103" table:style-name="ce23">
            <text:p>42,10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7923" table:style-name="ce9">
            <text:p>57,923</text:p>
          </table:table-cell>
          <table:table-cell office:value-type="float" office:value="150289" table:style-name="ce23">
            <text:p>150,289</text:p>
          </table:table-cell>
          <table:table-cell office:value-type="float" office:value="75273" table:style-name="ce23">
            <text:p>75,273</text:p>
          </table:table-cell>
          <table:table-cell office:value-type="float" office:value="75016" table:style-name="ce23">
            <text:p>75,01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7429" table:style-name="ce9">
            <text:p>67,429</text:p>
          </table:table-cell>
          <table:table-cell office:value-type="float" office:value="191032" table:style-name="ce23">
            <text:p>191,032</text:p>
          </table:table-cell>
          <table:table-cell office:value-type="float" office:value="96026" table:style-name="ce23">
            <text:p>96,026</text:p>
          </table:table-cell>
          <table:table-cell office:value-type="float" office:value="95006" table:style-name="ce23">
            <text:p>95,00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0695" table:style-name="ce9">
            <text:p>40,695</text:p>
          </table:table-cell>
          <table:table-cell office:value-type="float" office:value="119523" table:style-name="ce23">
            <text:p>119,523</text:p>
          </table:table-cell>
          <table:table-cell office:value-type="float" office:value="60098" table:style-name="ce23">
            <text:p>60,098</text:p>
          </table:table-cell>
          <table:table-cell office:value-type="float" office:value="59425" table:style-name="ce23">
            <text:p>59,42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5259" table:style-name="ce9">
            <text:p>75,259</text:p>
          </table:table-cell>
          <table:table-cell office:value-type="float" office:value="220354" table:style-name="ce23">
            <text:p>220,354</text:p>
          </table:table-cell>
          <table:table-cell office:value-type="float" office:value="109734" table:style-name="ce23">
            <text:p>109,734</text:p>
          </table:table-cell>
          <table:table-cell office:value-type="float" office:value="110620" table:style-name="ce23">
            <text:p>110,62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5924" table:style-name="ce9">
            <text:p>15,924</text:p>
          </table:table-cell>
          <table:table-cell office:value-type="float" office:value="48695" table:style-name="ce23">
            <text:p>48,695</text:p>
          </table:table-cell>
          <table:table-cell office:value-type="float" office:value="25982" table:style-name="ce23">
            <text:p>25,982</text:p>
          </table:table-cell>
          <table:table-cell office:value-type="float" office:value="22713" table:style-name="ce23">
            <text:p>22,71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1938" table:style-name="ce9">
            <text:p>21,938</text:p>
          </table:table-cell>
          <table:table-cell office:value-type="float" office:value="65350" table:style-name="ce23">
            <text:p>65,350</text:p>
          </table:table-cell>
          <table:table-cell office:value-type="float" office:value="34131" table:style-name="ce23">
            <text:p>34,131</text:p>
          </table:table-cell>
          <table:table-cell office:value-type="float" office:value="31219" table:style-name="ce23">
            <text:p>31,219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52" table:style-name="ce16">
            <text:p>3,752</text:p>
          </table:table-cell>
          <table:table-cell office:value-type="float" office:value="11111" table:style-name="ce19">
            <text:p>11,111</text:p>
          </table:table-cell>
          <table:table-cell office:value-type="float" office:value="6049" table:style-name="ce19">
            <text:p>6,049</text:p>
          </table:table-cell>
          <table:table-cell office:value-type="float" office:value="5062" table:style-name="ce19">
            <text:p>5,062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5年8<text:span text:style-name="T2">月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37024" table:style-name="ce72">
            <text:p>937,024</text:p>
          </table:table-cell>
          <table:table-cell office:value-type="float" office:value="2758136" table:style-name="ce80">
            <text:p>2,758,136</text:p>
          </table:table-cell>
          <table:table-cell office:value-type="float" office:value="1362405" table:style-name="ce80">
            <text:p>1,362,405</text:p>
          </table:table-cell>
          <table:table-cell office:value-type="float" office:value="1395731" table:style-name="ce74">
            <text:p>1,395,73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53" table:style-name="ce53">
            <text:p>7,953</text:p>
          </table:table-cell>
          <table:table-cell office:value-type="float" office:value="18813" table:style-name="ce11">
            <text:p>18,813</text:p>
          </table:table-cell>
          <table:table-cell office:value-type="float" office:value="9364" table:style-name="ce11">
            <text:p>9,364</text:p>
          </table:table-cell>
          <table:table-cell office:value-type="float" office:value="9449" table:style-name="ce10">
            <text:p>9,44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460" table:style-name="ce53">
            <text:p>27,460</text:p>
          </table:table-cell>
          <table:table-cell office:value-type="float" office:value="75208" table:style-name="ce11">
            <text:p>75,208</text:p>
          </table:table-cell>
          <table:table-cell office:value-type="float" office:value="37512" table:style-name="ce11">
            <text:p>37,512</text:p>
          </table:table-cell>
          <table:table-cell office:value-type="float" office:value="37696" table:style-name="ce10">
            <text:p>37,696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160" table:style-name="ce53">
            <text:p>47,160</text:p>
          </table:table-cell>
          <table:table-cell office:value-type="float" office:value="122848" table:style-name="ce11">
            <text:p>122,848</text:p>
          </table:table-cell>
          <table:table-cell office:value-type="float" office:value="59089" table:style-name="ce11">
            <text:p>59,089</text:p>
          </table:table-cell>
          <table:table-cell office:value-type="float" office:value="63759" table:style-name="ce10">
            <text:p>63,759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285" table:style-name="ce53">
            <text:p>45,285</text:p>
          </table:table-cell>
          <table:table-cell office:value-type="float" office:value="115637" table:style-name="ce11">
            <text:p>115,637</text:p>
          </table:table-cell>
          <table:table-cell office:value-type="float" office:value="55034" table:style-name="ce11">
            <text:p>55,034</text:p>
          </table:table-cell>
          <table:table-cell office:value-type="float" office:value="60603" table:style-name="ce10">
            <text:p>60,60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8712" table:style-name="ce53">
            <text:p>58,712</text:p>
          </table:table-cell>
          <table:table-cell office:value-type="float" office:value="147440" table:style-name="ce11">
            <text:p>147,440</text:p>
          </table:table-cell>
          <table:table-cell office:value-type="float" office:value="70624" table:style-name="ce11">
            <text:p>70,624</text:p>
          </table:table-cell>
          <table:table-cell office:value-type="float" office:value="76816" table:style-name="ce10">
            <text:p>76,816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3331" table:style-name="ce53">
            <text:p>83,331</text:p>
          </table:table-cell>
          <table:table-cell office:value-type="float" office:value="223323" table:style-name="ce11">
            <text:p>223,323</text:p>
          </table:table-cell>
          <table:table-cell office:value-type="float" office:value="107556" table:style-name="ce11">
            <text:p>107,556</text:p>
          </table:table-cell>
          <table:table-cell office:value-type="float" office:value="115767" table:style-name="ce10">
            <text:p>115,76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0313" table:style-name="ce53">
            <text:p>60,313</text:p>
          </table:table-cell>
          <table:table-cell office:value-type="float" office:value="165906" table:style-name="ce11">
            <text:p>165,906</text:p>
          </table:table-cell>
          <table:table-cell office:value-type="float" office:value="79440" table:style-name="ce11">
            <text:p>79,440</text:p>
          </table:table-cell>
          <table:table-cell office:value-type="float" office:value="86466" table:style-name="ce10">
            <text:p>86,466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6485" table:style-name="ce53">
            <text:p>96,485</text:p>
          </table:table-cell>
          <table:table-cell office:value-type="float" office:value="268640" table:style-name="ce11">
            <text:p>268,640</text:p>
          </table:table-cell>
          <table:table-cell office:value-type="float" office:value="129134" table:style-name="ce11">
            <text:p>129,134</text:p>
          </table:table-cell>
          <table:table-cell office:value-type="float" office:value="139506" table:style-name="ce10">
            <text:p>139,50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2950" table:style-name="ce53">
            <text:p>52,950</text:p>
          </table:table-cell>
          <table:table-cell office:value-type="float" office:value="166794" table:style-name="ce11">
            <text:p>166,794</text:p>
          </table:table-cell>
          <table:table-cell office:value-type="float" office:value="82534" table:style-name="ce11">
            <text:p>82,534</text:p>
          </table:table-cell>
          <table:table-cell office:value-type="float" office:value="84260" table:style-name="ce10">
            <text:p>84,26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303" table:style-name="ce53">
            <text:p>17,303</text:p>
          </table:table-cell>
          <table:table-cell office:value-type="float" office:value="51039" table:style-name="ce11">
            <text:p>51,039</text:p>
          </table:table-cell>
          <table:table-cell office:value-type="float" office:value="26287" table:style-name="ce11">
            <text:p>26,287</text:p>
          </table:table-cell>
          <table:table-cell office:value-type="float" office:value="24752" table:style-name="ce10">
            <text:p>24,75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834" table:style-name="ce53">
            <text:p>22,834</text:p>
          </table:table-cell>
          <table:table-cell office:value-type="float" office:value="77740" table:style-name="ce11">
            <text:p>77,740</text:p>
          </table:table-cell>
          <table:table-cell office:value-type="float" office:value="39152" table:style-name="ce11">
            <text:p>39,152</text:p>
          </table:table-cell>
          <table:table-cell office:value-type="float" office:value="38588" table:style-name="ce10">
            <text:p>38,58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695" table:style-name="ce53">
            <text:p>26,695</text:p>
          </table:table-cell>
          <table:table-cell office:value-type="float" office:value="86266" table:style-name="ce11">
            <text:p>86,266</text:p>
          </table:table-cell>
          <table:table-cell office:value-type="float" office:value="44279" table:style-name="ce11">
            <text:p>44,279</text:p>
          </table:table-cell>
          <table:table-cell office:value-type="float" office:value="41987" table:style-name="ce10">
            <text:p>41,98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8489" table:style-name="ce53">
            <text:p>28,489</text:p>
          </table:table-cell>
          <table:table-cell office:value-type="float" office:value="90682" table:style-name="ce11">
            <text:p>90,682</text:p>
          </table:table-cell>
          <table:table-cell office:value-type="float" office:value="45885" table:style-name="ce11">
            <text:p>45,885</text:p>
          </table:table-cell>
          <table:table-cell office:value-type="float" office:value="44797" table:style-name="ce10">
            <text:p>44,79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397" table:style-name="ce53">
            <text:p>17,397</text:p>
          </table:table-cell>
          <table:table-cell office:value-type="float" office:value="57469" table:style-name="ce11">
            <text:p>57,469</text:p>
          </table:table-cell>
          <table:table-cell office:value-type="float" office:value="28897" table:style-name="ce11">
            <text:p>28,897</text:p>
          </table:table-cell>
          <table:table-cell office:value-type="float" office:value="28572" table:style-name="ce10">
            <text:p>28,57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5833" table:style-name="ce53">
            <text:p>15,833</text:p>
          </table:table-cell>
          <table:table-cell office:value-type="float" office:value="54240" table:style-name="ce11">
            <text:p>54,240</text:p>
          </table:table-cell>
          <table:table-cell office:value-type="float" office:value="27588" table:style-name="ce11">
            <text:p>27,588</text:p>
          </table:table-cell>
          <table:table-cell office:value-type="float" office:value="26652" table:style-name="ce10">
            <text:p>26,65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128" table:style-name="ce53">
            <text:p>19,128</text:p>
          </table:table-cell>
          <table:table-cell office:value-type="float" office:value="65468" table:style-name="ce11">
            <text:p>65,468</text:p>
          </table:table-cell>
          <table:table-cell office:value-type="float" office:value="33447" table:style-name="ce11">
            <text:p>33,447</text:p>
          </table:table-cell>
          <table:table-cell office:value-type="float" office:value="32021" table:style-name="ce10">
            <text:p>32,02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5731" table:style-name="ce53">
            <text:p>35,731</text:p>
          </table:table-cell>
          <table:table-cell office:value-type="float" office:value="107074" table:style-name="ce11">
            <text:p>107,074</text:p>
          </table:table-cell>
          <table:table-cell office:value-type="float" office:value="53006" table:style-name="ce11">
            <text:p>53,006</text:p>
          </table:table-cell>
          <table:table-cell office:value-type="float" office:value="54068" table:style-name="ce10">
            <text:p>54,06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8754" table:style-name="ce53">
            <text:p>28,754</text:p>
          </table:table-cell>
          <table:table-cell office:value-type="float" office:value="94117" table:style-name="ce11">
            <text:p>94,117</text:p>
          </table:table-cell>
          <table:table-cell office:value-type="float" office:value="47044" table:style-name="ce11">
            <text:p>47,044</text:p>
          </table:table-cell>
          <table:table-cell office:value-type="float" office:value="47073" table:style-name="ce10">
            <text:p>47,07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43" table:style-name="ce53">
            <text:p>7,543</text:p>
          </table:table-cell>
          <table:table-cell office:value-type="float" office:value="24979" table:style-name="ce11">
            <text:p>24,979</text:p>
          </table:table-cell>
          <table:table-cell office:value-type="float" office:value="12977" table:style-name="ce11">
            <text:p>12,977</text:p>
          </table:table-cell>
          <table:table-cell office:value-type="float" office:value="12002" table:style-name="ce10">
            <text:p>12,00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903" table:style-name="ce53">
            <text:p>4,903</text:p>
          </table:table-cell>
          <table:table-cell office:value-type="float" office:value="15220" table:style-name="ce11">
            <text:p>15,220</text:p>
          </table:table-cell>
          <table:table-cell office:value-type="float" office:value="7909" table:style-name="ce11">
            <text:p>7,909</text:p>
          </table:table-cell>
          <table:table-cell office:value-type="float" office:value="7311" table:style-name="ce10">
            <text:p>7,31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560" table:style-name="ce53">
            <text:p>9,560</text:p>
          </table:table-cell>
          <table:table-cell office:value-type="float" office:value="32006" table:style-name="ce11">
            <text:p>32,006</text:p>
          </table:table-cell>
          <table:table-cell office:value-type="float" office:value="16418" table:style-name="ce11">
            <text:p>16,418</text:p>
          </table:table-cell>
          <table:table-cell office:value-type="float" office:value="15588" table:style-name="ce10">
            <text:p>15,58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38" table:style-name="ce53">
            <text:p>5,438</text:p>
          </table:table-cell>
          <table:table-cell office:value-type="float" office:value="19475" table:style-name="ce11">
            <text:p>19,475</text:p>
          </table:table-cell>
          <table:table-cell office:value-type="float" office:value="10289" table:style-name="ce11">
            <text:p>10,289</text:p>
          </table:table-cell>
          <table:table-cell office:value-type="float" office:value="9186" table:style-name="ce10">
            <text:p>9,18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3608" table:style-name="ce53">
            <text:p>23,608</text:p>
          </table:table-cell>
          <table:table-cell office:value-type="float" office:value="73194" table:style-name="ce11">
            <text:p>73,194</text:p>
          </table:table-cell>
          <table:table-cell office:value-type="float" office:value="36816" table:style-name="ce11">
            <text:p>36,816</text:p>
          </table:table-cell>
          <table:table-cell office:value-type="float" office:value="36378" table:style-name="ce10">
            <text:p>36,37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268" table:style-name="ce53">
            <text:p>17,268</text:p>
          </table:table-cell>
          <table:table-cell office:value-type="float" office:value="56997" table:style-name="ce11">
            <text:p>56,997</text:p>
          </table:table-cell>
          <table:table-cell office:value-type="float" office:value="29122" table:style-name="ce11">
            <text:p>29,122</text:p>
          </table:table-cell>
          <table:table-cell office:value-type="float" office:value="27875" table:style-name="ce10">
            <text:p>27,87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497" table:style-name="ce53">
            <text:p>22,497</text:p>
          </table:table-cell>
          <table:table-cell office:value-type="float" office:value="76843" table:style-name="ce11">
            <text:p>76,843</text:p>
          </table:table-cell>
          <table:table-cell office:value-type="float" office:value="38834" table:style-name="ce11">
            <text:p>38,834</text:p>
          </table:table-cell>
          <table:table-cell office:value-type="float" office:value="38009" table:style-name="ce10">
            <text:p>38,00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19860" table:style-name="ce53">
            <text:p>19,860</text:p>
          </table:table-cell>
          <table:table-cell office:value-type="float" office:value="64801" table:style-name="ce11">
            <text:p>64,801</text:p>
          </table:table-cell>
          <table:table-cell office:value-type="float" office:value="32984" table:style-name="ce11">
            <text:p>32,984</text:p>
          </table:table-cell>
          <table:table-cell office:value-type="float" office:value="31817" table:style-name="ce10">
            <text:p>31,81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1804" table:style-name="ce53">
            <text:p>61,804</text:p>
          </table:table-cell>
          <table:table-cell office:value-type="float" office:value="185623" table:style-name="ce11">
            <text:p>185,623</text:p>
          </table:table-cell>
          <table:table-cell office:value-type="float" office:value="92220" table:style-name="ce11">
            <text:p>92,220</text:p>
          </table:table-cell>
          <table:table-cell office:value-type="float" office:value="93403" table:style-name="ce10">
            <text:p>93,40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233" table:style-name="ce53">
            <text:p>68,233</text:p>
          </table:table-cell>
          <table:table-cell office:value-type="float" office:value="209518" table:style-name="ce11">
            <text:p>209,518</text:p>
          </table:table-cell>
          <table:table-cell office:value-type="float" office:value="103188" table:style-name="ce11">
            <text:p>103,188</text:p>
          </table:table-cell>
          <table:table-cell office:value-type="float" office:value="106330" table:style-name="ce10">
            <text:p>106,33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497" table:style-name="ce54">
            <text:p>4,497</text:p>
          </table:table-cell>
          <table:table-cell office:value-type="float" office:value="10776" table:style-name="ce18">
            <text:p>10,776</text:p>
          </table:table-cell>
          <table:table-cell office:value-type="float" office:value="5776" table:style-name="ce18">
            <text:p>5,776</text:p>
          </table:table-cell>
          <table:table-cell office:value-type="float" office:value="5000" table:style-name="ce17">
            <text:p>5,000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5666" table:style-name="ce72">
            <text:p>675,666</text:p>
          </table:table-cell>
          <table:table-cell office:value-type="float" office:value="1885601" table:style-name="ce80">
            <text:p>1,885,601</text:p>
          </table:table-cell>
          <table:table-cell office:value-type="float" office:value="943295" table:style-name="ce80">
            <text:p>943,295</text:p>
          </table:table-cell>
          <table:table-cell office:value-type="float" office:value="942306" table:style-name="ce74">
            <text:p>942,3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828" table:style-name="ce53">
            <text:p>28,828</text:p>
          </table:table-cell>
          <table:table-cell office:value-type="float" office:value="78170" table:style-name="ce11">
            <text:p>78,170</text:p>
          </table:table-cell>
          <table:table-cell office:value-type="float" office:value="38676" table:style-name="ce11">
            <text:p>38,676</text:p>
          </table:table-cell>
          <table:table-cell office:value-type="float" office:value="39494" table:style-name="ce10">
            <text:p>39,4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91" table:style-name="ce53">
            <text:p>10,091</text:p>
          </table:table-cell>
          <table:table-cell office:value-type="float" office:value="25974" table:style-name="ce11">
            <text:p>25,974</text:p>
          </table:table-cell>
          <table:table-cell office:value-type="float" office:value="13571" table:style-name="ce11">
            <text:p>13,571</text:p>
          </table:table-cell>
          <table:table-cell office:value-type="float" office:value="12403" table:style-name="ce10">
            <text:p>12,4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63" table:style-name="ce53">
            <text:p>10,863</text:p>
          </table:table-cell>
          <table:table-cell office:value-type="float" office:value="28934" table:style-name="ce11">
            <text:p>28,934</text:p>
          </table:table-cell>
          <table:table-cell office:value-type="float" office:value="15121" table:style-name="ce11">
            <text:p>15,121</text:p>
          </table:table-cell>
          <table:table-cell office:value-type="float" office:value="13813" table:style-name="ce10">
            <text:p>13,8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57" table:style-name="ce53">
            <text:p>7,857</text:p>
          </table:table-cell>
          <table:table-cell office:value-type="float" office:value="21543" table:style-name="ce11">
            <text:p>21,543</text:p>
          </table:table-cell>
          <table:table-cell office:value-type="float" office:value="11257" table:style-name="ce11">
            <text:p>11,257</text:p>
          </table:table-cell>
          <table:table-cell office:value-type="float" office:value="10286" table:style-name="ce10">
            <text:p>10,2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7" table:style-name="ce53">
            <text:p>8,887</text:p>
          </table:table-cell>
          <table:table-cell office:value-type="float" office:value="24165" table:style-name="ce11">
            <text:p>24,165</text:p>
          </table:table-cell>
          <table:table-cell office:value-type="float" office:value="12557" table:style-name="ce11">
            <text:p>12,557</text:p>
          </table:table-cell>
          <table:table-cell office:value-type="float" office:value="11608" table:style-name="ce10">
            <text:p>11,6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39" table:style-name="ce53">
            <text:p>8,439</text:p>
          </table:table-cell>
          <table:table-cell office:value-type="float" office:value="21445" table:style-name="ce11">
            <text:p>21,445</text:p>
          </table:table-cell>
          <table:table-cell office:value-type="float" office:value="11385" table:style-name="ce11">
            <text:p>11,385</text:p>
          </table:table-cell>
          <table:table-cell office:value-type="float" office:value="10060" table:style-name="ce10">
            <text:p>10,0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667" table:style-name="ce53">
            <text:p>15,667</text:p>
          </table:table-cell>
          <table:table-cell office:value-type="float" office:value="44842" table:style-name="ce11">
            <text:p>44,842</text:p>
          </table:table-cell>
          <table:table-cell office:value-type="float" office:value="22782" table:style-name="ce11">
            <text:p>22,782</text:p>
          </table:table-cell>
          <table:table-cell office:value-type="float" office:value="22060" table:style-name="ce10">
            <text:p>22,0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08" table:style-name="ce53">
            <text:p>9,108</text:p>
          </table:table-cell>
          <table:table-cell office:value-type="float" office:value="24587" table:style-name="ce11">
            <text:p>24,587</text:p>
          </table:table-cell>
          <table:table-cell office:value-type="float" office:value="12666" table:style-name="ce11">
            <text:p>12,666</text:p>
          </table:table-cell>
          <table:table-cell office:value-type="float" office:value="11921" table:style-name="ce10">
            <text:p>11,9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16" table:style-name="ce53">
            <text:p>7,716</text:p>
          </table:table-cell>
          <table:table-cell office:value-type="float" office:value="22503" table:style-name="ce11">
            <text:p>22,503</text:p>
          </table:table-cell>
          <table:table-cell office:value-type="float" office:value="11615" table:style-name="ce11">
            <text:p>11,615</text:p>
          </table:table-cell>
          <table:table-cell office:value-type="float" office:value="10888" table:style-name="ce10">
            <text:p>10,8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853" table:style-name="ce53">
            <text:p>7,853</text:p>
          </table:table-cell>
          <table:table-cell office:value-type="float" office:value="21548" table:style-name="ce11">
            <text:p>21,548</text:p>
          </table:table-cell>
          <table:table-cell office:value-type="float" office:value="11003" table:style-name="ce11">
            <text:p>11,003</text:p>
          </table:table-cell>
          <table:table-cell office:value-type="float" office:value="10545" table:style-name="ce10">
            <text:p>10,5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9" table:style-name="ce53">
            <text:p>3,899</text:p>
          </table:table-cell>
          <table:table-cell office:value-type="float" office:value="9978" table:style-name="ce11">
            <text:p>9,978</text:p>
          </table:table-cell>
          <table:table-cell office:value-type="float" office:value="5342" table:style-name="ce11">
            <text:p>5,342</text:p>
          </table:table-cell>
          <table:table-cell office:value-type="float" office:value="4636" table:style-name="ce10">
            <text:p>4,6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498" table:style-name="ce53">
            <text:p>20,498</text:p>
          </table:table-cell>
          <table:table-cell office:value-type="float" office:value="59519" table:style-name="ce11">
            <text:p>59,519</text:p>
          </table:table-cell>
          <table:table-cell office:value-type="float" office:value="29514" table:style-name="ce11">
            <text:p>29,514</text:p>
          </table:table-cell>
          <table:table-cell office:value-type="float" office:value="30005" table:style-name="ce10">
            <text:p>30,0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57" table:style-name="ce53">
            <text:p>9,657</text:p>
          </table:table-cell>
          <table:table-cell office:value-type="float" office:value="26474" table:style-name="ce11">
            <text:p>26,474</text:p>
          </table:table-cell>
          <table:table-cell office:value-type="float" office:value="13528" table:style-name="ce11">
            <text:p>13,528</text:p>
          </table:table-cell>
          <table:table-cell office:value-type="float" office:value="12946" table:style-name="ce10">
            <text:p>12,9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51" table:style-name="ce53">
            <text:p>8,151</text:p>
          </table:table-cell>
          <table:table-cell office:value-type="float" office:value="24924" table:style-name="ce11">
            <text:p>24,924</text:p>
          </table:table-cell>
          <table:table-cell office:value-type="float" office:value="12624" table:style-name="ce11">
            <text:p>12,624</text:p>
          </table:table-cell>
          <table:table-cell office:value-type="float" office:value="12300" table:style-name="ce10">
            <text:p>12,3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56" table:style-name="ce53">
            <text:p>8,056</text:p>
          </table:table-cell>
          <table:table-cell office:value-type="float" office:value="23206" table:style-name="ce11">
            <text:p>23,206</text:p>
          </table:table-cell>
          <table:table-cell office:value-type="float" office:value="12021" table:style-name="ce11">
            <text:p>12,021</text:p>
          </table:table-cell>
          <table:table-cell office:value-type="float" office:value="11185" table:style-name="ce10">
            <text:p>11,1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01" table:style-name="ce53">
            <text:p>7,301</text:p>
          </table:table-cell>
          <table:table-cell office:value-type="float" office:value="20120" table:style-name="ce11">
            <text:p>20,120</text:p>
          </table:table-cell>
          <table:table-cell office:value-type="float" office:value="10253" table:style-name="ce11">
            <text:p>10,253</text:p>
          </table:table-cell>
          <table:table-cell office:value-type="float" office:value="9867" table:style-name="ce10">
            <text:p>9,8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91" table:style-name="ce53">
            <text:p>4,291</text:p>
          </table:table-cell>
          <table:table-cell office:value-type="float" office:value="11404" table:style-name="ce11">
            <text:p>11,404</text:p>
          </table:table-cell>
          <table:table-cell office:value-type="float" office:value="5785" table:style-name="ce11">
            <text:p>5,785</text:p>
          </table:table-cell>
          <table:table-cell office:value-type="float" office:value="5619" table:style-name="ce10">
            <text:p>5,6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30" table:style-name="ce53">
            <text:p>14,330</text:p>
          </table:table-cell>
          <table:table-cell office:value-type="float" office:value="43804" table:style-name="ce11">
            <text:p>43,804</text:p>
          </table:table-cell>
          <table:table-cell office:value-type="float" office:value="22333" table:style-name="ce11">
            <text:p>22,333</text:p>
          </table:table-cell>
          <table:table-cell office:value-type="float" office:value="21471" table:style-name="ce10">
            <text:p>21,4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097" table:style-name="ce53">
            <text:p>17,097</text:p>
          </table:table-cell>
          <table:table-cell office:value-type="float" office:value="47423" table:style-name="ce11">
            <text:p>47,423</text:p>
          </table:table-cell>
          <table:table-cell office:value-type="float" office:value="23928" table:style-name="ce11">
            <text:p>23,928</text:p>
          </table:table-cell>
          <table:table-cell office:value-type="float" office:value="23495" table:style-name="ce10">
            <text:p>23,4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1903" table:style-name="ce53">
            <text:p>11,903</text:p>
          </table:table-cell>
          <table:table-cell office:value-type="float" office:value="36109" table:style-name="ce11">
            <text:p>36,109</text:p>
          </table:table-cell>
          <table:table-cell office:value-type="float" office:value="18159" table:style-name="ce11">
            <text:p>18,159</text:p>
          </table:table-cell>
          <table:table-cell office:value-type="float" office:value="17950" table:style-name="ce10">
            <text:p>17,9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9949" table:style-name="ce53">
            <text:p>9,949</text:p>
          </table:table-cell>
          <table:table-cell office:value-type="float" office:value="30458" table:style-name="ce11">
            <text:p>30,458</text:p>
          </table:table-cell>
          <table:table-cell office:value-type="float" office:value="15631" table:style-name="ce11">
            <text:p>15,631</text:p>
          </table:table-cell>
          <table:table-cell office:value-type="float" office:value="14827" table:style-name="ce10">
            <text:p>14,8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95" table:style-name="ce53">
            <text:p>2,695</text:p>
          </table:table-cell>
          <table:table-cell office:value-type="float" office:value="7385" table:style-name="ce11">
            <text:p>7,385</text:p>
          </table:table-cell>
          <table:table-cell office:value-type="float" office:value="3874" table:style-name="ce11">
            <text:p>3,874</text:p>
          </table:table-cell>
          <table:table-cell office:value-type="float" office:value="3511" table:style-name="ce10">
            <text:p>3,5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12" table:style-name="ce53">
            <text:p>5,112</text:p>
          </table:table-cell>
          <table:table-cell office:value-type="float" office:value="14302" table:style-name="ce11">
            <text:p>14,302</text:p>
          </table:table-cell>
          <table:table-cell office:value-type="float" office:value="7416" table:style-name="ce11">
            <text:p>7,416</text:p>
          </table:table-cell>
          <table:table-cell office:value-type="float" office:value="6886" table:style-name="ce10">
            <text:p>6,8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32" table:style-name="ce53">
            <text:p>3,532</text:p>
          </table:table-cell>
          <table:table-cell office:value-type="float" office:value="9939" table:style-name="ce11">
            <text:p>9,939</text:p>
          </table:table-cell>
          <table:table-cell office:value-type="float" office:value="5267" table:style-name="ce11">
            <text:p>5,267</text:p>
          </table:table-cell>
          <table:table-cell office:value-type="float" office:value="4672" table:style-name="ce10">
            <text:p>4,6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60" table:style-name="ce53">
            <text:p>2,860</text:p>
          </table:table-cell>
          <table:table-cell office:value-type="float" office:value="8816" table:style-name="ce11">
            <text:p>8,816</text:p>
          </table:table-cell>
          <table:table-cell office:value-type="float" office:value="4773" table:style-name="ce11">
            <text:p>4,773</text:p>
          </table:table-cell>
          <table:table-cell office:value-type="float" office:value="4043" table:style-name="ce10">
            <text:p>4,0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83" table:style-name="ce53">
            <text:p>1,983</text:p>
          </table:table-cell>
          <table:table-cell office:value-type="float" office:value="5010" table:style-name="ce11">
            <text:p>5,010</text:p>
          </table:table-cell>
          <table:table-cell office:value-type="float" office:value="2803" table:style-name="ce11">
            <text:p>2,803</text:p>
          </table:table-cell>
          <table:table-cell office:value-type="float" office:value="2207" table:style-name="ce10">
            <text:p>2,2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162" table:style-name="ce53">
            <text:p>27,162</text:p>
          </table:table-cell>
          <table:table-cell office:value-type="float" office:value="74530" table:style-name="ce11">
            <text:p>74,530</text:p>
          </table:table-cell>
          <table:table-cell office:value-type="float" office:value="37877" table:style-name="ce11">
            <text:p>37,877</text:p>
          </table:table-cell>
          <table:table-cell office:value-type="float" office:value="36653" table:style-name="ce10">
            <text:p>36,6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423" table:style-name="ce53">
            <text:p>22,423</text:p>
          </table:table-cell>
          <table:table-cell office:value-type="float" office:value="68067" table:style-name="ce11">
            <text:p>68,067</text:p>
          </table:table-cell>
          <table:table-cell office:value-type="float" office:value="34597" table:style-name="ce11">
            <text:p>34,597</text:p>
          </table:table-cell>
          <table:table-cell office:value-type="float" office:value="33470" table:style-name="ce10">
            <text:p>33,4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47" table:style-name="ce53">
            <text:p>11,047</text:p>
          </table:table-cell>
          <table:table-cell office:value-type="float" office:value="34703" table:style-name="ce11">
            <text:p>34,703</text:p>
          </table:table-cell>
          <table:table-cell office:value-type="float" office:value="17908" table:style-name="ce11">
            <text:p>17,908</text:p>
          </table:table-cell>
          <table:table-cell office:value-type="float" office:value="16795" table:style-name="ce10">
            <text:p>16,7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59" table:style-name="ce53">
            <text:p>1,559</text:p>
          </table:table-cell>
          <table:table-cell office:value-type="float" office:value="4132" table:style-name="ce11">
            <text:p>4,132</text:p>
          </table:table-cell>
          <table:table-cell office:value-type="float" office:value="2229" table:style-name="ce11">
            <text:p>2,229</text:p>
          </table:table-cell>
          <table:table-cell office:value-type="float" office:value="1903" table:style-name="ce10">
            <text:p>1,9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2318" table:style-name="ce53">
            <text:p>82,318</text:p>
          </table:table-cell>
          <table:table-cell office:value-type="float" office:value="231680" table:style-name="ce11">
            <text:p>231,680</text:p>
          </table:table-cell>
          <table:table-cell office:value-type="float" office:value="114413" table:style-name="ce11">
            <text:p>114,413</text:p>
          </table:table-cell>
          <table:table-cell office:value-type="float" office:value="117267" table:style-name="ce10">
            <text:p>117,2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732" table:style-name="ce53">
            <text:p>71,732</text:p>
          </table:table-cell>
          <table:table-cell office:value-type="float" office:value="187983" table:style-name="ce11">
            <text:p>187,983</text:p>
          </table:table-cell>
          <table:table-cell office:value-type="float" office:value="90312" table:style-name="ce11">
            <text:p>90,312</text:p>
          </table:table-cell>
          <table:table-cell office:value-type="float" office:value="97671" table:style-name="ce10">
            <text:p>97,6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172" table:style-name="ce53">
            <text:p>45,172</text:p>
          </table:table-cell>
          <table:table-cell office:value-type="float" office:value="125723" table:style-name="ce11">
            <text:p>125,723</text:p>
          </table:table-cell>
          <table:table-cell office:value-type="float" office:value="62401" table:style-name="ce11">
            <text:p>62,401</text:p>
          </table:table-cell>
          <table:table-cell office:value-type="float" office:value="63322" table:style-name="ce10">
            <text:p>63,3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262" table:style-name="ce53">
            <text:p>50,262</text:p>
          </table:table-cell>
          <table:table-cell office:value-type="float" office:value="132872" table:style-name="ce11">
            <text:p>132,872</text:p>
          </table:table-cell>
          <table:table-cell office:value-type="float" office:value="64738" table:style-name="ce11">
            <text:p>64,738</text:p>
          </table:table-cell>
          <table:table-cell office:value-type="float" office:value="68134" table:style-name="ce10">
            <text:p>68,1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1707" table:style-name="ce53">
            <text:p>61,707</text:p>
          </table:table-cell>
          <table:table-cell office:value-type="float" office:value="190725" table:style-name="ce11">
            <text:p>190,725</text:p>
          </table:table-cell>
          <table:table-cell office:value-type="float" office:value="96318" table:style-name="ce11">
            <text:p>96,318</text:p>
          </table:table-cell>
          <table:table-cell office:value-type="float" office:value="94407" table:style-name="ce10">
            <text:p>94,4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031" table:style-name="ce53">
            <text:p>25,031</text:p>
          </table:table-cell>
          <table:table-cell office:value-type="float" office:value="65661" table:style-name="ce11">
            <text:p>65,661</text:p>
          </table:table-cell>
          <table:table-cell office:value-type="float" office:value="31173" table:style-name="ce11">
            <text:p>31,173</text:p>
          </table:table-cell>
          <table:table-cell office:value-type="float" office:value="34488" table:style-name="ce10">
            <text:p>34,48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630" table:style-name="ce54">
            <text:p>30,630</text:p>
          </table:table-cell>
          <table:table-cell office:value-type="float" office:value="76943" table:style-name="ce18">
            <text:p>76,943</text:p>
          </table:table-cell>
          <table:table-cell office:value-type="float" office:value="37445" table:style-name="ce18">
            <text:p>37,445</text:p>
          </table:table-cell>
          <table:table-cell office:value-type="float" office:value="39498" table:style-name="ce17">
            <text:p>39,498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78635" table:style-name="ce76">
            <text:p>1,078,635</text:p>
          </table:table-cell>
          <table:table-cell office:value-type="float" office:value="2778318" table:style-name="ce80">
            <text:p>2,778,318</text:p>
          </table:table-cell>
          <table:table-cell office:value-type="float" office:value="1379378" table:style-name="ce81">
            <text:p>1,379,378</text:p>
          </table:table-cell>
          <table:table-cell office:value-type="float" office:value="1398940" table:style-name="ce73">
            <text:p>1,398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97" table:style-name="ce9">
            <text:p>10,797</text:p>
          </table:table-cell>
          <table:table-cell office:value-type="float" office:value="24728" table:style-name="ce11">
            <text:p>24,728</text:p>
          </table:table-cell>
          <table:table-cell office:value-type="float" office:value="12271" table:style-name="ce9">
            <text:p>12,271</text:p>
          </table:table-cell>
          <table:table-cell office:value-type="float" office:value="12457" table:style-name="ce9">
            <text:p>12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6825" table:style-name="ce9">
            <text:p>56,825</text:p>
          </table:table-cell>
          <table:table-cell office:value-type="float" office:value="137557" table:style-name="ce11">
            <text:p>137,557</text:p>
          </table:table-cell>
          <table:table-cell office:value-type="float" office:value="66661" table:style-name="ce9">
            <text:p>66,661</text:p>
          </table:table-cell>
          <table:table-cell office:value-type="float" office:value="70896" table:style-name="ce9">
            <text:p>70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118" table:style-name="ce9">
            <text:p>78,118</text:p>
          </table:table-cell>
          <table:table-cell office:value-type="float" office:value="196828" table:style-name="ce11">
            <text:p>196,828</text:p>
          </table:table-cell>
          <table:table-cell office:value-type="float" office:value="94939" table:style-name="ce9">
            <text:p>94,939</text:p>
          </table:table-cell>
          <table:table-cell office:value-type="float" office:value="101889" table:style-name="ce9">
            <text:p>101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8473" table:style-name="ce9">
            <text:p>68,473</text:p>
          </table:table-cell>
          <table:table-cell office:value-type="float" office:value="181202" table:style-name="ce11">
            <text:p>181,202</text:p>
          </table:table-cell>
          <table:table-cell office:value-type="float" office:value="89241" table:style-name="ce9">
            <text:p>89,241</text:p>
          </table:table-cell>
          <table:table-cell office:value-type="float" office:value="91961" table:style-name="ce9">
            <text:p>91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5575" table:style-name="ce9">
            <text:p>135,575</text:p>
          </table:table-cell>
          <table:table-cell office:value-type="float" office:value="345014" table:style-name="ce11">
            <text:p>345,014</text:p>
          </table:table-cell>
          <table:table-cell office:value-type="float" office:value="167331" table:style-name="ce9">
            <text:p>167,331</text:p>
          </table:table-cell>
          <table:table-cell office:value-type="float" office:value="177683" table:style-name="ce9">
            <text:p>177,6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672" table:style-name="ce9">
            <text:p>22,672</text:p>
          </table:table-cell>
          <table:table-cell office:value-type="float" office:value="51562" table:style-name="ce11">
            <text:p>51,562</text:p>
          </table:table-cell>
          <table:table-cell office:value-type="float" office:value="24836" table:style-name="ce9">
            <text:p>24,836</text:p>
          </table:table-cell>
          <table:table-cell office:value-type="float" office:value="26726" table:style-name="ce9">
            <text:p>26,7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504" table:style-name="ce9">
            <text:p>12,504</text:p>
          </table:table-cell>
          <table:table-cell office:value-type="float" office:value="27163" table:style-name="ce11">
            <text:p>27,163</text:p>
          </table:table-cell>
          <table:table-cell office:value-type="float" office:value="13048" table:style-name="ce9">
            <text:p>13,048</text:p>
          </table:table-cell>
          <table:table-cell office:value-type="float" office:value="14115" table:style-name="ce9">
            <text:p>14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36" table:style-name="ce9">
            <text:p>72,236</text:p>
          </table:table-cell>
          <table:table-cell office:value-type="float" office:value="173437" table:style-name="ce11">
            <text:p>173,437</text:p>
          </table:table-cell>
          <table:table-cell office:value-type="float" office:value="83743" table:style-name="ce9">
            <text:p>83,743</text:p>
          </table:table-cell>
          <table:table-cell office:value-type="float" office:value="89694" table:style-name="ce9">
            <text:p>89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420" table:style-name="ce9">
            <text:p>78,420</text:p>
          </table:table-cell>
          <table:table-cell office:value-type="float" office:value="191627" table:style-name="ce11">
            <text:p>191,627</text:p>
          </table:table-cell>
          <table:table-cell office:value-type="float" office:value="94312" table:style-name="ce9">
            <text:p>94,312</text:p>
          </table:table-cell>
          <table:table-cell office:value-type="float" office:value="97315" table:style-name="ce9">
            <text:p>97,3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98" table:style-name="ce9">
            <text:p>11,098</text:p>
          </table:table-cell>
          <table:table-cell office:value-type="float" office:value="28925" table:style-name="ce11">
            <text:p>28,925</text:p>
          </table:table-cell>
          <table:table-cell office:value-type="float" office:value="14952" table:style-name="ce9">
            <text:p>14,952</text:p>
          </table:table-cell>
          <table:table-cell office:value-type="float" office:value="13973" table:style-name="ce9">
            <text:p>13,97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6943" table:style-name="ce9">
            <text:p>66,943</text:p>
          </table:table-cell>
          <table:table-cell office:value-type="float" office:value="156502" table:style-name="ce11">
            <text:p>156,502</text:p>
          </table:table-cell>
          <table:table-cell office:value-type="float" office:value="77884" table:style-name="ce9">
            <text:p>77,884</text:p>
          </table:table-cell>
          <table:table-cell office:value-type="float" office:value="78618" table:style-name="ce9">
            <text:p>78,6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8173" table:style-name="ce9">
            <text:p>138,173</text:p>
          </table:table-cell>
          <table:table-cell office:value-type="float" office:value="357398" table:style-name="ce11">
            <text:p>357,398</text:p>
          </table:table-cell>
          <table:table-cell office:value-type="float" office:value="175626" table:style-name="ce9">
            <text:p>175,626</text:p>
          </table:table-cell>
          <table:table-cell office:value-type="float" office:value="181772" table:style-name="ce9">
            <text:p>181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681" table:style-name="ce9">
            <text:p>25,681</text:p>
          </table:table-cell>
          <table:table-cell office:value-type="float" office:value="70274" table:style-name="ce11">
            <text:p>70,274</text:p>
          </table:table-cell>
          <table:table-cell office:value-type="float" office:value="35651" table:style-name="ce9">
            <text:p>35,651</text:p>
          </table:table-cell>
          <table:table-cell office:value-type="float" office:value="34623" table:style-name="ce9">
            <text:p>34,6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675" table:style-name="ce9">
            <text:p>41,675</text:p>
          </table:table-cell>
          <table:table-cell office:value-type="float" office:value="111947" table:style-name="ce11">
            <text:p>111,947</text:p>
          </table:table-cell>
          <table:table-cell office:value-type="float" office:value="57452" table:style-name="ce9">
            <text:p>57,452</text:p>
          </table:table-cell>
          <table:table-cell office:value-type="float" office:value="54495" table:style-name="ce9">
            <text:p>54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496" table:style-name="ce9">
            <text:p>13,496</text:p>
          </table:table-cell>
          <table:table-cell office:value-type="float" office:value="43073" table:style-name="ce11">
            <text:p>43,073</text:p>
          </table:table-cell>
          <table:table-cell office:value-type="float" office:value="22119" table:style-name="ce9">
            <text:p>22,119</text:p>
          </table:table-cell>
          <table:table-cell office:value-type="float" office:value="20954" table:style-name="ce9">
            <text:p>20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791" table:style-name="ce9">
            <text:p>12,791</text:p>
          </table:table-cell>
          <table:table-cell office:value-type="float" office:value="34621" table:style-name="ce11">
            <text:p>34,621</text:p>
          </table:table-cell>
          <table:table-cell office:value-type="float" office:value="17568" table:style-name="ce9">
            <text:p>17,568</text:p>
          </table:table-cell>
          <table:table-cell office:value-type="float" office:value="17053" table:style-name="ce9">
            <text:p>17,0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1776" table:style-name="ce9">
            <text:p>31,776</text:p>
          </table:table-cell>
          <table:table-cell office:value-type="float" office:value="83714" table:style-name="ce11">
            <text:p>83,714</text:p>
          </table:table-cell>
          <table:table-cell office:value-type="float" office:value="42586" table:style-name="ce9">
            <text:p>42,586</text:p>
          </table:table-cell>
          <table:table-cell office:value-type="float" office:value="41128" table:style-name="ce9">
            <text:p>41,1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7944" table:style-name="ce9">
            <text:p>17,944</text:p>
          </table:table-cell>
          <table:table-cell office:value-type="float" office:value="44142" table:style-name="ce11">
            <text:p>44,142</text:p>
          </table:table-cell>
          <table:table-cell office:value-type="float" office:value="22470" table:style-name="ce9">
            <text:p>22,470</text:p>
          </table:table-cell>
          <table:table-cell office:value-type="float" office:value="21672" table:style-name="ce9">
            <text:p>21,6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787" table:style-name="ce9">
            <text:p>34,787</text:p>
          </table:table-cell>
          <table:table-cell office:value-type="float" office:value="97687" table:style-name="ce11">
            <text:p>97,687</text:p>
          </table:table-cell>
          <table:table-cell office:value-type="float" office:value="48514" table:style-name="ce9">
            <text:p>48,514</text:p>
          </table:table-cell>
          <table:table-cell office:value-type="float" office:value="49173" table:style-name="ce9">
            <text:p>49,1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372" table:style-name="ce9">
            <text:p>13,372</text:p>
          </table:table-cell>
          <table:table-cell office:value-type="float" office:value="37411" table:style-name="ce11">
            <text:p>37,411</text:p>
          </table:table-cell>
          <table:table-cell office:value-type="float" office:value="19029" table:style-name="ce9">
            <text:p>19,029</text:p>
          </table:table-cell>
          <table:table-cell office:value-type="float" office:value="18382" table:style-name="ce9">
            <text:p>18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35" table:style-name="ce9">
            <text:p>10,435</text:p>
          </table:table-cell>
          <table:table-cell office:value-type="float" office:value="30009" table:style-name="ce11">
            <text:p>30,009</text:p>
          </table:table-cell>
          <table:table-cell office:value-type="float" office:value="15886" table:style-name="ce9">
            <text:p>15,886</text:p>
          </table:table-cell>
          <table:table-cell office:value-type="float" office:value="14123" table:style-name="ce9">
            <text:p>14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331" table:style-name="ce9">
            <text:p>3,331</text:p>
          </table:table-cell>
          <table:table-cell office:value-type="float" office:value="7381" table:style-name="ce11">
            <text:p>7,381</text:p>
          </table:table-cell>
          <table:table-cell office:value-type="float" office:value="4096" table:style-name="ce9">
            <text:p>4,096</text:p>
          </table:table-cell>
          <table:table-cell office:value-type="float" office:value="3285" table:style-name="ce9">
            <text:p>3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381" table:style-name="ce9">
            <text:p>9,381</text:p>
          </table:table-cell>
          <table:table-cell office:value-type="float" office:value="29154" table:style-name="ce11">
            <text:p>29,154</text:p>
          </table:table-cell>
          <table:table-cell office:value-type="float" office:value="14713" table:style-name="ce9">
            <text:p>14,713</text:p>
          </table:table-cell>
          <table:table-cell office:value-type="float" office:value="14441" table:style-name="ce9">
            <text:p>14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6905" table:style-name="ce9">
            <text:p>16,905</text:p>
          </table:table-cell>
          <table:table-cell office:value-type="float" office:value="53068" table:style-name="ce11">
            <text:p>53,068</text:p>
          </table:table-cell>
          <table:table-cell office:value-type="float" office:value="27101" table:style-name="ce9">
            <text:p>27,101</text:p>
          </table:table-cell>
          <table:table-cell office:value-type="float" office:value="25967" table:style-name="ce9">
            <text:p>25,9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677" table:style-name="ce9">
            <text:p>10,677</text:p>
          </table:table-cell>
          <table:table-cell office:value-type="float" office:value="29714" table:style-name="ce11">
            <text:p>29,714</text:p>
          </table:table-cell>
          <table:table-cell office:value-type="float" office:value="15135" table:style-name="ce9">
            <text:p>15,135</text:p>
          </table:table-cell>
          <table:table-cell office:value-type="float" office:value="14579" table:style-name="ce9">
            <text:p>14,5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76" table:style-name="ce9">
            <text:p>10,476</text:p>
          </table:table-cell>
          <table:table-cell office:value-type="float" office:value="30433" table:style-name="ce11">
            <text:p>30,433</text:p>
          </table:table-cell>
          <table:table-cell office:value-type="float" office:value="15701" table:style-name="ce9">
            <text:p>15,701</text:p>
          </table:table-cell>
          <table:table-cell office:value-type="float" office:value="14732" table:style-name="ce9">
            <text:p>14,7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31" table:style-name="ce9">
            <text:p>5,731</text:p>
          </table:table-cell>
          <table:table-cell office:value-type="float" office:value="14045" table:style-name="ce11">
            <text:p>14,045</text:p>
          </table:table-cell>
          <table:table-cell office:value-type="float" office:value="7071" table:style-name="ce9">
            <text:p>7,071</text:p>
          </table:table-cell>
          <table:table-cell office:value-type="float" office:value="6974" table:style-name="ce9">
            <text:p>6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72" table:style-name="ce9">
            <text:p>6,772</text:p>
          </table:table-cell>
          <table:table-cell office:value-type="float" office:value="19632" table:style-name="ce11">
            <text:p>19,632</text:p>
          </table:table-cell>
          <table:table-cell office:value-type="float" office:value="10116" table:style-name="ce9">
            <text:p>10,116</text:p>
          </table:table-cell>
          <table:table-cell office:value-type="float" office:value="9516" table:style-name="ce9">
            <text:p>9,5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556" table:style-name="ce9">
            <text:p>12,556</text:p>
          </table:table-cell>
          <table:table-cell office:value-type="float" office:value="36250" table:style-name="ce11">
            <text:p>36,250</text:p>
          </table:table-cell>
          <table:table-cell office:value-type="float" office:value="18709" table:style-name="ce9">
            <text:p>18,709</text:p>
          </table:table-cell>
          <table:table-cell office:value-type="float" office:value="17541" table:style-name="ce9">
            <text:p>17,5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816" table:style-name="ce9">
            <text:p>13,816</text:p>
          </table:table-cell>
          <table:table-cell office:value-type="float" office:value="37466" table:style-name="ce11">
            <text:p>37,466</text:p>
          </table:table-cell>
          <table:table-cell office:value-type="float" office:value="19406" table:style-name="ce9">
            <text:p>19,406</text:p>
          </table:table-cell>
          <table:table-cell office:value-type="float" office:value="18060" table:style-name="ce9">
            <text:p>18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32" table:style-name="ce9">
            <text:p>14,632</text:p>
          </table:table-cell>
          <table:table-cell office:value-type="float" office:value="40531" table:style-name="ce11">
            <text:p>40,531</text:p>
          </table:table-cell>
          <table:table-cell office:value-type="float" office:value="21258" table:style-name="ce9">
            <text:p>21,258</text:p>
          </table:table-cell>
          <table:table-cell office:value-type="float" office:value="19273" table:style-name="ce9">
            <text:p>19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7" table:style-name="ce9">
            <text:p>5,567</text:p>
          </table:table-cell>
          <table:table-cell office:value-type="float" office:value="13278" table:style-name="ce11">
            <text:p>13,278</text:p>
          </table:table-cell>
          <table:table-cell office:value-type="float" office:value="7141" table:style-name="ce9">
            <text:p>7,141</text:p>
          </table:table-cell>
          <table:table-cell office:value-type="float" office:value="6137" table:style-name="ce9">
            <text:p>6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51" table:style-name="ce9">
            <text:p>2,351</text:p>
          </table:table-cell>
          <table:table-cell office:value-type="float" office:value="6207" table:style-name="ce11">
            <text:p>6,207</text:p>
          </table:table-cell>
          <table:table-cell office:value-type="float" office:value="3305" table:style-name="ce9">
            <text:p>3,305</text:p>
          </table:table-cell>
          <table:table-cell office:value-type="float" office:value="2902" table:style-name="ce9">
            <text:p>2,90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8" table:style-name="ce9">
            <text:p>4,808</text:p>
          </table:table-cell>
          <table:table-cell office:value-type="float" office:value="12292" table:style-name="ce11">
            <text:p>12,292</text:p>
          </table:table-cell>
          <table:table-cell office:value-type="float" office:value="6728" table:style-name="ce9">
            <text:p>6,728</text:p>
          </table:table-cell>
          <table:table-cell office:value-type="float" office:value="5564" table:style-name="ce9">
            <text:p>5,56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082" table:style-name="ce9">
            <text:p>5,082</text:p>
          </table:table-cell>
          <table:table-cell office:value-type="float" office:value="14802" table:style-name="ce11">
            <text:p>14,802</text:p>
          </table:table-cell>
          <table:table-cell office:value-type="float" office:value="8019" table:style-name="ce9">
            <text:p>8,019</text:p>
          </table:table-cell>
          <table:table-cell office:value-type="float" office:value="6783" table:style-name="ce9">
            <text:p>6,78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2" table:style-name="ce9">
            <text:p>582</text:p>
          </table:table-cell>
          <table:table-cell office:value-type="float" office:value="1897" table:style-name="ce11">
            <text:p>1,897</text:p>
          </table:table-cell>
          <table:table-cell office:value-type="float" office:value="934" table:style-name="ce9">
            <text:p>934</text:p>
          </table:table-cell>
          <table:table-cell office:value-type="float" office:value="963" table:style-name="ce9">
            <text:p>96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5" table:style-name="ce9">
            <text:p>1,325</text:p>
          </table:table-cell>
          <table:table-cell office:value-type="float" office:value="4214" table:style-name="ce11">
            <text:p>4,214</text:p>
          </table:table-cell>
          <table:table-cell office:value-type="float" office:value="2208" table:style-name="ce9">
            <text:p>2,208</text:p>
          </table:table-cell>
          <table:table-cell office:value-type="float" office:value="2006" table:style-name="ce9">
            <text:p>2,006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2" table:style-name="ce16">
            <text:p>852</text:p>
          </table:table-cell>
          <table:table-cell office:value-type="float" office:value="3133" table:style-name="ce18">
            <text:p>3,133</text:p>
          </table:table-cell>
          <table:table-cell office:value-type="float" office:value="1618" table:style-name="ce16">
            <text:p>1,618</text:p>
          </table:table-cell>
          <table:table-cell office:value-type="float" office:value="1515" table:style-name="ce16">
            <text:p>1,515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6172" table:style-name="ce72">
            <text:p>166,172</text:p>
          </table:table-cell>
          <table:table-cell office:value-type="float" office:value="457788" table:style-name="ce80">
            <text:p>457,788</text:p>
          </table:table-cell>
          <table:table-cell office:value-type="float" office:value="231938" table:style-name="ce80">
            <text:p>231,938</text:p>
          </table:table-cell>
          <table:table-cell office:value-type="float" office:value="225850" table:style-name="ce74">
            <text:p>225,8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5821" table:style-name="ce53">
            <text:p>35,821</text:p>
          </table:table-cell>
          <table:table-cell office:value-type="float" office:value="95983" table:style-name="ce11">
            <text:p>95,983</text:p>
          </table:table-cell>
          <table:table-cell office:value-type="float" office:value="46915" table:style-name="ce11">
            <text:p>46,915</text:p>
          </table:table-cell>
          <table:table-cell office:value-type="float" office:value="49068" table:style-name="ce10">
            <text:p>49,0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240" table:style-name="ce53">
            <text:p>26,240</text:p>
          </table:table-cell>
          <table:table-cell office:value-type="float" office:value="72530" table:style-name="ce11">
            <text:p>72,530</text:p>
          </table:table-cell>
          <table:table-cell office:value-type="float" office:value="34423" table:style-name="ce11">
            <text:p>34,423</text:p>
          </table:table-cell>
          <table:table-cell office:value-type="float" office:value="38107" table:style-name="ce10">
            <text:p>38,1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33" table:style-name="ce53">
            <text:p>14,133</text:p>
          </table:table-cell>
          <table:table-cell office:value-type="float" office:value="40575" table:style-name="ce11">
            <text:p>40,575</text:p>
          </table:table-cell>
          <table:table-cell office:value-type="float" office:value="20671" table:style-name="ce11">
            <text:p>20,671</text:p>
          </table:table-cell>
          <table:table-cell office:value-type="float" office:value="19904" table:style-name="ce10">
            <text:p>19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06" table:style-name="ce53">
            <text:p>10,206</text:p>
          </table:table-cell>
          <table:table-cell office:value-type="float" office:value="29787" table:style-name="ce11">
            <text:p>29,787</text:p>
          </table:table-cell>
          <table:table-cell office:value-type="float" office:value="15354" table:style-name="ce11">
            <text:p>15,354</text:p>
          </table:table-cell>
          <table:table-cell office:value-type="float" office:value="14433" table:style-name="ce10">
            <text:p>14,4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753" table:style-name="ce53">
            <text:p>13,753</text:p>
          </table:table-cell>
          <table:table-cell office:value-type="float" office:value="35924" table:style-name="ce11">
            <text:p>35,924</text:p>
          </table:table-cell>
          <table:table-cell office:value-type="float" office:value="18725" table:style-name="ce11">
            <text:p>18,725</text:p>
          </table:table-cell>
          <table:table-cell office:value-type="float" office:value="17199" table:style-name="ce10">
            <text:p>17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626" table:style-name="ce53">
            <text:p>8,626</text:p>
          </table:table-cell>
          <table:table-cell office:value-type="float" office:value="24283" table:style-name="ce11">
            <text:p>24,283</text:p>
          </table:table-cell>
          <table:table-cell office:value-type="float" office:value="12837" table:style-name="ce11">
            <text:p>12,837</text:p>
          </table:table-cell>
          <table:table-cell office:value-type="float" office:value="11446" table:style-name="ce10">
            <text:p>11,4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579" table:style-name="ce53">
            <text:p>11,579</text:p>
          </table:table-cell>
          <table:table-cell office:value-type="float" office:value="32298" table:style-name="ce11">
            <text:p>32,298</text:p>
          </table:table-cell>
          <table:table-cell office:value-type="float" office:value="17124" table:style-name="ce11">
            <text:p>17,124</text:p>
          </table:table-cell>
          <table:table-cell office:value-type="float" office:value="15174" table:style-name="ce10">
            <text:p>15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8986" table:style-name="ce53">
            <text:p>18,986</text:p>
          </table:table-cell>
          <table:table-cell office:value-type="float" office:value="53333" table:style-name="ce11">
            <text:p>53,333</text:p>
          </table:table-cell>
          <table:table-cell office:value-type="float" office:value="27417" table:style-name="ce11">
            <text:p>27,417</text:p>
          </table:table-cell>
          <table:table-cell office:value-type="float" office:value="25916" table:style-name="ce10">
            <text:p>25,9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609" table:style-name="ce53">
            <text:p>14,609</text:p>
          </table:table-cell>
          <table:table-cell office:value-type="float" office:value="39641" table:style-name="ce11">
            <text:p>39,641</text:p>
          </table:table-cell>
          <table:table-cell office:value-type="float" office:value="20522" table:style-name="ce11">
            <text:p>20,522</text:p>
          </table:table-cell>
          <table:table-cell office:value-type="float" office:value="19119" table:style-name="ce10">
            <text:p>19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399" table:style-name="ce53">
            <text:p>8,399</text:p>
          </table:table-cell>
          <table:table-cell office:value-type="float" office:value="21412" table:style-name="ce11">
            <text:p>21,412</text:p>
          </table:table-cell>
          <table:table-cell office:value-type="float" office:value="11544" table:style-name="ce11">
            <text:p>11,544</text:p>
          </table:table-cell>
          <table:table-cell office:value-type="float" office:value="9868" table:style-name="ce10">
            <text:p>9,8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91" table:style-name="ce53">
            <text:p>1,891</text:p>
          </table:table-cell>
          <table:table-cell office:value-type="float" office:value="6081" table:style-name="ce11">
            <text:p>6,081</text:p>
          </table:table-cell>
          <table:table-cell office:value-type="float" office:value="3298" table:style-name="ce11">
            <text:p>3,298</text:p>
          </table:table-cell>
          <table:table-cell office:value-type="float" office:value="2783" table:style-name="ce10">
            <text:p>2,78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29" table:style-name="ce54">
            <text:p>1,929</text:p>
          </table:table-cell>
          <table:table-cell office:value-type="float" office:value="5941" table:style-name="ce18">
            <text:p>5,941</text:p>
          </table:table-cell>
          <table:table-cell office:value-type="float" office:value="3108" table:style-name="ce18">
            <text:p>3,108</text:p>
          </table:table-cell>
          <table:table-cell office:value-type="float" office:value="2833" table:style-name="ce17">
            <text:p>2,833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5980" table:style-name="ce72">
            <text:p>185,980</text:p>
          </table:table-cell>
          <table:table-cell office:value-type="float" office:value="545674" table:style-name="ce80">
            <text:p>545,674</text:p>
          </table:table-cell>
          <table:table-cell office:value-type="float" office:value="279174" table:style-name="ce80">
            <text:p>279,174</text:p>
          </table:table-cell>
          <table:table-cell office:value-type="float" office:value="266500" table:style-name="ce74">
            <text:p>266,50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2296" table:style-name="ce53">
            <text:p>62,296</text:p>
          </table:table-cell>
          <table:table-cell office:value-type="float" office:value="174542" table:style-name="ce11">
            <text:p>174,542</text:p>
          </table:table-cell>
          <table:table-cell office:value-type="float" office:value="86933" table:style-name="ce11">
            <text:p>86,933</text:p>
          </table:table-cell>
          <table:table-cell office:value-type="float" office:value="87609" table:style-name="ce10">
            <text:p>87,60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24" table:style-name="ce53">
            <text:p>9,524</text:p>
          </table:table-cell>
          <table:table-cell office:value-type="float" office:value="29577" table:style-name="ce50">
            <text:p>29,577</text:p>
          </table:table-cell>
          <table:table-cell office:value-type="float" office:value="15837" table:style-name="ce11">
            <text:p>15,837</text:p>
          </table:table-cell>
          <table:table-cell office:value-type="float" office:value="13740" table:style-name="ce10">
            <text:p>13,74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682" table:style-name="ce53">
            <text:p>10,682</text:p>
          </table:table-cell>
          <table:table-cell office:value-type="float" office:value="33894" table:style-name="ce50">
            <text:p>33,894</text:p>
          </table:table-cell>
          <table:table-cell office:value-type="float" office:value="18077" table:style-name="ce11">
            <text:p>18,077</text:p>
          </table:table-cell>
          <table:table-cell office:value-type="float" office:value="15817" table:style-name="ce10">
            <text:p>15,81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327" table:style-name="ce53">
            <text:p>33,327</text:p>
          </table:table-cell>
          <table:table-cell office:value-type="float" office:value="96815" table:style-name="ce50">
            <text:p>96,815</text:p>
          </table:table-cell>
          <table:table-cell office:value-type="float" office:value="48661" table:style-name="ce11">
            <text:p>48,661</text:p>
          </table:table-cell>
          <table:table-cell office:value-type="float" office:value="48154" table:style-name="ce10">
            <text:p>48,15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038" table:style-name="ce53">
            <text:p>26,038</text:p>
          </table:table-cell>
          <table:table-cell office:value-type="float" office:value="77512" table:style-name="ce50">
            <text:p>77,512</text:p>
          </table:table-cell>
          <table:table-cell office:value-type="float" office:value="39296" table:style-name="ce11">
            <text:p>39,296</text:p>
          </table:table-cell>
          <table:table-cell office:value-type="float" office:value="38216" table:style-name="ce10">
            <text:p>38,21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87" table:style-name="ce53">
            <text:p>4,487</text:p>
          </table:table-cell>
          <table:table-cell office:value-type="float" office:value="13366" table:style-name="ce50">
            <text:p>13,366</text:p>
          </table:table-cell>
          <table:table-cell office:value-type="float" office:value="7241" table:style-name="ce11">
            <text:p>7,241</text:p>
          </table:table-cell>
          <table:table-cell office:value-type="float" office:value="6125" table:style-name="ce10">
            <text:p>6,12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017" table:style-name="ce53">
            <text:p>18,017</text:p>
          </table:table-cell>
          <table:table-cell office:value-type="float" office:value="56352" table:style-name="ce50">
            <text:p>56,352</text:p>
          </table:table-cell>
          <table:table-cell office:value-type="float" office:value="28925" table:style-name="ce11">
            <text:p>28,925</text:p>
          </table:table-cell>
          <table:table-cell office:value-type="float" office:value="27427" table:style-name="ce10">
            <text:p>27,42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498" table:style-name="ce53">
            <text:p>6,498</text:p>
          </table:table-cell>
          <table:table-cell office:value-type="float" office:value="20198" table:style-name="ce50">
            <text:p>20,198</text:p>
          </table:table-cell>
          <table:table-cell office:value-type="float" office:value="10708" table:style-name="ce11">
            <text:p>10,708</text:p>
          </table:table-cell>
          <table:table-cell office:value-type="float" office:value="9490" table:style-name="ce10">
            <text:p>9,49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330" table:style-name="ce53">
            <text:p>5,330</text:p>
          </table:table-cell>
          <table:table-cell office:value-type="float" office:value="14336" table:style-name="ce50">
            <text:p>14,336</text:p>
          </table:table-cell>
          <table:table-cell office:value-type="float" office:value="7764" table:style-name="ce11">
            <text:p>7,764</text:p>
          </table:table-cell>
          <table:table-cell office:value-type="float" office:value="6572" table:style-name="ce10">
            <text:p>6,57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8" table:style-name="ce53">
            <text:p>3,128</text:p>
          </table:table-cell>
          <table:table-cell office:value-type="float" office:value="9593" table:style-name="ce50">
            <text:p>9,593</text:p>
          </table:table-cell>
          <table:table-cell office:value-type="float" office:value="5198" table:style-name="ce11">
            <text:p>5,198</text:p>
          </table:table-cell>
          <table:table-cell office:value-type="float" office:value="4395" table:style-name="ce10">
            <text:p>4,39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76" table:style-name="ce53">
            <text:p>2,076</text:p>
          </table:table-cell>
          <table:table-cell office:value-type="float" office:value="5602" table:style-name="ce50">
            <text:p>5,602</text:p>
          </table:table-cell>
          <table:table-cell office:value-type="float" office:value="3100" table:style-name="ce11">
            <text:p>3,100</text:p>
          </table:table-cell>
          <table:table-cell office:value-type="float" office:value="2502" table:style-name="ce10">
            <text:p>2,502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45" table:style-name="ce53">
            <text:p>2,845</text:p>
          </table:table-cell>
          <table:table-cell office:value-type="float" office:value="9332" table:style-name="ce50">
            <text:p>9,332</text:p>
          </table:table-cell>
          <table:table-cell office:value-type="float" office:value="4964" table:style-name="ce11">
            <text:p>4,964</text:p>
          </table:table-cell>
          <table:table-cell office:value-type="float" office:value="4368" table:style-name="ce10">
            <text:p>4,368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32" table:style-name="ce54">
            <text:p>1,732</text:p>
          </table:table-cell>
          <table:table-cell office:value-type="float" office:value="4555" table:style-name="ce52">
            <text:p>4,555</text:p>
          </table:table-cell>
          <table:table-cell office:value-type="float" office:value="2470" table:style-name="ce18">
            <text:p>2,470</text:p>
          </table:table-cell>
          <table:table-cell office:value-type="float" office:value="2085" table:style-name="ce17">
            <text:p>2,085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5086" table:style-name="ce72">
            <text:p>185,086</text:p>
          </table:table-cell>
          <table:table-cell office:value-type="float" office:value="560745" table:style-name="ce80">
            <text:p>560,745</text:p>
          </table:table-cell>
          <table:table-cell office:value-type="float" office:value="289131" table:style-name="ce80">
            <text:p>289,131</text:p>
          </table:table-cell>
          <table:table-cell office:value-type="float" office:value="271614" table:style-name="ce74">
            <text:p>271,6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0871" table:style-name="ce53">
            <text:p>30,871</text:p>
          </table:table-cell>
          <table:table-cell office:value-type="float" office:value="90092" table:style-name="ce11">
            <text:p>90,092</text:p>
          </table:table-cell>
          <table:table-cell office:value-type="float" office:value="44992" table:style-name="ce11">
            <text:p>44,992</text:p>
          </table:table-cell>
          <table:table-cell office:value-type="float" office:value="45100" table:style-name="ce10">
            <text:p>45,100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3721" table:style-name="ce53">
            <text:p>33,721</text:p>
          </table:table-cell>
          <table:table-cell office:value-type="float" office:value="103096" table:style-name="ce11">
            <text:p>103,096</text:p>
          </table:table-cell>
          <table:table-cell office:value-type="float" office:value="52030" table:style-name="ce11">
            <text:p>52,030</text:p>
          </table:table-cell>
          <table:table-cell office:value-type="float" office:value="51066" table:style-name="ce10">
            <text:p>51,06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509" table:style-name="ce53">
            <text:p>14,509</text:p>
          </table:table-cell>
          <table:table-cell office:value-type="float" office:value="47346" table:style-name="ce11">
            <text:p>47,346</text:p>
          </table:table-cell>
          <table:table-cell office:value-type="float" office:value="24610" table:style-name="ce11">
            <text:p>24,610</text:p>
          </table:table-cell>
          <table:table-cell office:value-type="float" office:value="22736" table:style-name="ce10">
            <text:p>22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38" table:style-name="ce53">
            <text:p>11,538</text:p>
          </table:table-cell>
          <table:table-cell office:value-type="float" office:value="35665" table:style-name="ce11">
            <text:p>35,665</text:p>
          </table:table-cell>
          <table:table-cell office:value-type="float" office:value="18831" table:style-name="ce11">
            <text:p>18,831</text:p>
          </table:table-cell>
          <table:table-cell office:value-type="float" office:value="16834" table:style-name="ce10">
            <text:p>16,8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258" table:style-name="ce53">
            <text:p>28,258</text:p>
          </table:table-cell>
          <table:table-cell office:value-type="float" office:value="84890" table:style-name="ce11">
            <text:p>84,890</text:p>
          </table:table-cell>
          <table:table-cell office:value-type="float" office:value="42821" table:style-name="ce11">
            <text:p>42,821</text:p>
          </table:table-cell>
          <table:table-cell office:value-type="float" office:value="42069" table:style-name="ce10">
            <text:p>42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846" table:style-name="ce53">
            <text:p>11,846</text:p>
          </table:table-cell>
          <table:table-cell office:value-type="float" office:value="37428" table:style-name="ce11">
            <text:p>37,428</text:p>
          </table:table-cell>
          <table:table-cell office:value-type="float" office:value="19748" table:style-name="ce11">
            <text:p>19,748</text:p>
          </table:table-cell>
          <table:table-cell office:value-type="float" office:value="17680" table:style-name="ce10">
            <text:p>17,6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92" table:style-name="ce53">
            <text:p>6,092</text:p>
          </table:table-cell>
          <table:table-cell office:value-type="float" office:value="17746" table:style-name="ce11">
            <text:p>17,746</text:p>
          </table:table-cell>
          <table:table-cell office:value-type="float" office:value="9273" table:style-name="ce11">
            <text:p>9,273</text:p>
          </table:table-cell>
          <table:table-cell office:value-type="float" office:value="8473" table:style-name="ce10">
            <text:p>8,4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10" table:style-name="ce53">
            <text:p>5,410</text:p>
          </table:table-cell>
          <table:table-cell office:value-type="float" office:value="15157" table:style-name="ce11">
            <text:p>15,157</text:p>
          </table:table-cell>
          <table:table-cell office:value-type="float" office:value="8042" table:style-name="ce11">
            <text:p>8,042</text:p>
          </table:table-cell>
          <table:table-cell office:value-type="float" office:value="7115" table:style-name="ce10">
            <text:p>7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51" table:style-name="ce53">
            <text:p>10,651</text:p>
          </table:table-cell>
          <table:table-cell office:value-type="float" office:value="34346" table:style-name="ce11">
            <text:p>34,346</text:p>
          </table:table-cell>
          <table:table-cell office:value-type="float" office:value="17914" table:style-name="ce11">
            <text:p>17,914</text:p>
          </table:table-cell>
          <table:table-cell office:value-type="float" office:value="16432" table:style-name="ce10">
            <text:p>16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46" table:style-name="ce53">
            <text:p>6,146</text:p>
          </table:table-cell>
          <table:table-cell office:value-type="float" office:value="18563" table:style-name="ce11">
            <text:p>18,563</text:p>
          </table:table-cell>
          <table:table-cell office:value-type="float" office:value="9833" table:style-name="ce11">
            <text:p>9,833</text:p>
          </table:table-cell>
          <table:table-cell office:value-type="float" office:value="8730" table:style-name="ce10">
            <text:p>8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55" table:style-name="ce53">
            <text:p>3,955</text:p>
          </table:table-cell>
          <table:table-cell office:value-type="float" office:value="10419" table:style-name="ce11">
            <text:p>10,419</text:p>
          </table:table-cell>
          <table:table-cell office:value-type="float" office:value="5742" table:style-name="ce11">
            <text:p>5,742</text:p>
          </table:table-cell>
          <table:table-cell office:value-type="float" office:value="4677" table:style-name="ce10">
            <text:p>4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7" table:style-name="ce53">
            <text:p>3,647</text:p>
          </table:table-cell>
          <table:table-cell office:value-type="float" office:value="11134" table:style-name="ce11">
            <text:p>11,134</text:p>
          </table:table-cell>
          <table:table-cell office:value-type="float" office:value="5883" table:style-name="ce11">
            <text:p>5,883</text:p>
          </table:table-cell>
          <table:table-cell office:value-type="float" office:value="5251" table:style-name="ce10">
            <text:p>5,2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63" table:style-name="ce53">
            <text:p>5,563</text:p>
          </table:table-cell>
          <table:table-cell office:value-type="float" office:value="16890" table:style-name="ce11">
            <text:p>16,890</text:p>
          </table:table-cell>
          <table:table-cell office:value-type="float" office:value="8881" table:style-name="ce11">
            <text:p>8,881</text:p>
          </table:table-cell>
          <table:table-cell office:value-type="float" office:value="8009" table:style-name="ce10">
            <text:p>8,0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7" table:style-name="ce53">
            <text:p>2,667</text:p>
          </table:table-cell>
          <table:table-cell office:value-type="float" office:value="7346" table:style-name="ce11">
            <text:p>7,346</text:p>
          </table:table-cell>
          <table:table-cell office:value-type="float" office:value="4074" table:style-name="ce11">
            <text:p>4,074</text:p>
          </table:table-cell>
          <table:table-cell office:value-type="float" office:value="3272" table:style-name="ce10">
            <text:p>3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16" table:style-name="ce53">
            <text:p>4,116</text:p>
          </table:table-cell>
          <table:table-cell office:value-type="float" office:value="13211" table:style-name="ce11">
            <text:p>13,211</text:p>
          </table:table-cell>
          <table:table-cell office:value-type="float" office:value="6948" table:style-name="ce11">
            <text:p>6,948</text:p>
          </table:table-cell>
          <table:table-cell office:value-type="float" office:value="6263" table:style-name="ce10">
            <text:p>6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13" table:style-name="ce53">
            <text:p>2,413</text:p>
          </table:table-cell>
          <table:table-cell office:value-type="float" office:value="6938" table:style-name="ce11">
            <text:p>6,938</text:p>
          </table:table-cell>
          <table:table-cell office:value-type="float" office:value="3795" table:style-name="ce11">
            <text:p>3,795</text:p>
          </table:table-cell>
          <table:table-cell office:value-type="float" office:value="3143" table:style-name="ce10">
            <text:p>3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2" table:style-name="ce53">
            <text:p>1,722</text:p>
          </table:table-cell>
          <table:table-cell office:value-type="float" office:value="4519" table:style-name="ce11">
            <text:p>4,519</text:p>
          </table:table-cell>
          <table:table-cell office:value-type="float" office:value="2530" table:style-name="ce11">
            <text:p>2,530</text:p>
          </table:table-cell>
          <table:table-cell office:value-type="float" office:value="1989" table:style-name="ce10">
            <text:p>1,98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61" table:style-name="ce54">
            <text:p>1,961</text:p>
          </table:table-cell>
          <table:table-cell office:value-type="float" office:value="5959" table:style-name="ce18">
            <text:p>5,959</text:p>
          </table:table-cell>
          <table:table-cell office:value-type="float" office:value="3184" table:style-name="ce18">
            <text:p>3,184</text:p>
          </table:table-cell>
          <table:table-cell office:value-type="float" office:value="2775" table:style-name="ce17">
            <text:p>2,775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3639" table:style-name="ce72">
            <text:p>383,639</text:p>
          </table:table-cell>
          <table:table-cell office:value-type="float" office:value="1288345" table:style-name="ce80">
            <text:p>1,288,345</text:p>
          </table:table-cell>
          <table:table-cell office:value-type="float" office:value="657540" table:style-name="ce80">
            <text:p>657,540</text:p>
          </table:table-cell>
          <table:table-cell office:value-type="float" office:value="630805" table:style-name="ce74">
            <text:p>630,8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5814" table:style-name="ce53">
            <text:p>75,814</text:p>
          </table:table-cell>
          <table:table-cell office:value-type="float" office:value="234884" table:style-name="ce11">
            <text:p>234,884</text:p>
          </table:table-cell>
          <table:table-cell office:value-type="float" office:value="116163" table:style-name="ce11">
            <text:p>116,163</text:p>
          </table:table-cell>
          <table:table-cell office:value-type="float" office:value="118721" table:style-name="ce10">
            <text:p>118,7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8870" table:style-name="ce53">
            <text:p>38,870</text:p>
          </table:table-cell>
          <table:table-cell office:value-type="float" office:value="125057" table:style-name="ce11">
            <text:p>125,057</text:p>
          </table:table-cell>
          <table:table-cell office:value-type="float" office:value="62222" table:style-name="ce11">
            <text:p>62,222</text:p>
          </table:table-cell>
          <table:table-cell office:value-type="float" office:value="62835" table:style-name="ce10">
            <text:p>62,835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250" table:style-name="ce53">
            <text:p>24,250</text:p>
          </table:table-cell>
          <table:table-cell office:value-type="float" office:value="86672" table:style-name="ce11">
            <text:p>86,672</text:p>
          </table:table-cell>
          <table:table-cell office:value-type="float" office:value="44098" table:style-name="ce11">
            <text:p>44,098</text:p>
          </table:table-cell>
          <table:table-cell office:value-type="float" office:value="42574" table:style-name="ce10">
            <text:p>42,57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430" table:style-name="ce53">
            <text:p>26,430</text:p>
          </table:table-cell>
          <table:table-cell office:value-type="float" office:value="91250" table:style-name="ce11">
            <text:p>91,250</text:p>
          </table:table-cell>
          <table:table-cell office:value-type="float" office:value="46523" table:style-name="ce11">
            <text:p>46,523</text:p>
          </table:table-cell>
          <table:table-cell office:value-type="float" office:value="44727" table:style-name="ce10">
            <text:p>44,7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568" table:style-name="ce53">
            <text:p>10,568</text:p>
          </table:table-cell>
          <table:table-cell office:value-type="float" office:value="33291" table:style-name="ce11">
            <text:p>33,291</text:p>
          </table:table-cell>
          <table:table-cell office:value-type="float" office:value="16789" table:style-name="ce11">
            <text:p>16,789</text:p>
          </table:table-cell>
          <table:table-cell office:value-type="float" office:value="16502" table:style-name="ce10">
            <text:p>16,50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174" table:style-name="ce53">
            <text:p>16,174</text:p>
          </table:table-cell>
          <table:table-cell office:value-type="float" office:value="55711" table:style-name="ce11">
            <text:p>55,711</text:p>
          </table:table-cell>
          <table:table-cell office:value-type="float" office:value="28327" table:style-name="ce11">
            <text:p>28,327</text:p>
          </table:table-cell>
          <table:table-cell office:value-type="float" office:value="27384" table:style-name="ce10">
            <text:p>27,3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068" table:style-name="ce53">
            <text:p>13,068</text:p>
          </table:table-cell>
          <table:table-cell office:value-type="float" office:value="42265" table:style-name="ce11">
            <text:p>42,265</text:p>
          </table:table-cell>
          <table:table-cell office:value-type="float" office:value="21841" table:style-name="ce11">
            <text:p>21,841</text:p>
          </table:table-cell>
          <table:table-cell office:value-type="float" office:value="20424" table:style-name="ce10">
            <text:p>20,4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60" table:style-name="ce53">
            <text:p>14,960</text:p>
          </table:table-cell>
          <table:table-cell office:value-type="float" office:value="51645" table:style-name="ce11">
            <text:p>51,645</text:p>
          </table:table-cell>
          <table:table-cell office:value-type="float" office:value="26610" table:style-name="ce11">
            <text:p>26,610</text:p>
          </table:table-cell>
          <table:table-cell office:value-type="float" office:value="25035" table:style-name="ce10">
            <text:p>25,0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54" table:style-name="ce53">
            <text:p>4,354</text:p>
          </table:table-cell>
          <table:table-cell office:value-type="float" office:value="16992" table:style-name="ce11">
            <text:p>16,992</text:p>
          </table:table-cell>
          <table:table-cell office:value-type="float" office:value="8781" table:style-name="ce11">
            <text:p>8,781</text:p>
          </table:table-cell>
          <table:table-cell office:value-type="float" office:value="8211" table:style-name="ce10">
            <text:p>8,2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765" table:style-name="ce53">
            <text:p>9,765</text:p>
          </table:table-cell>
          <table:table-cell office:value-type="float" office:value="36623" table:style-name="ce11">
            <text:p>36,623</text:p>
          </table:table-cell>
          <table:table-cell office:value-type="float" office:value="18702" table:style-name="ce11">
            <text:p>18,702</text:p>
          </table:table-cell>
          <table:table-cell office:value-type="float" office:value="17921" table:style-name="ce10">
            <text:p>17,9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596" table:style-name="ce53">
            <text:p>12,596</text:p>
          </table:table-cell>
          <table:table-cell office:value-type="float" office:value="47434" table:style-name="ce11">
            <text:p>47,434</text:p>
          </table:table-cell>
          <table:table-cell office:value-type="float" office:value="24719" table:style-name="ce11">
            <text:p>24,719</text:p>
          </table:table-cell>
          <table:table-cell office:value-type="float" office:value="22715" table:style-name="ce10">
            <text:p>22,7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594" table:style-name="ce53">
            <text:p>10,594</text:p>
          </table:table-cell>
          <table:table-cell office:value-type="float" office:value="39369" table:style-name="ce11">
            <text:p>39,369</text:p>
          </table:table-cell>
          <table:table-cell office:value-type="float" office:value="20319" table:style-name="ce11">
            <text:p>20,319</text:p>
          </table:table-cell>
          <table:table-cell office:value-type="float" office:value="19050" table:style-name="ce10">
            <text:p>19,0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3945" table:style-name="ce53">
            <text:p>13,945</text:p>
          </table:table-cell>
          <table:table-cell office:value-type="float" office:value="46130" table:style-name="ce11">
            <text:p>46,130</text:p>
          </table:table-cell>
          <table:table-cell office:value-type="float" office:value="23728" table:style-name="ce11">
            <text:p>23,728</text:p>
          </table:table-cell>
          <table:table-cell office:value-type="float" office:value="22402" table:style-name="ce10">
            <text:p>22,4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8" table:style-name="ce53">
            <text:p>6,848</text:p>
          </table:table-cell>
          <table:table-cell office:value-type="float" office:value="23947" table:style-name="ce11">
            <text:p>23,947</text:p>
          </table:table-cell>
          <table:table-cell office:value-type="float" office:value="12602" table:style-name="ce11">
            <text:p>12,602</text:p>
          </table:table-cell>
          <table:table-cell office:value-type="float" office:value="11345" table:style-name="ce10">
            <text:p>11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0986" table:style-name="ce53">
            <text:p>10,986</text:p>
          </table:table-cell>
          <table:table-cell office:value-type="float" office:value="36702" table:style-name="ce11">
            <text:p>36,702</text:p>
          </table:table-cell>
          <table:table-cell office:value-type="float" office:value="19006" table:style-name="ce11">
            <text:p>19,006</text:p>
          </table:table-cell>
          <table:table-cell office:value-type="float" office:value="17696" table:style-name="ce10">
            <text:p>17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31" table:style-name="ce53">
            <text:p>9,031</text:p>
          </table:table-cell>
          <table:table-cell office:value-type="float" office:value="32875" table:style-name="ce11">
            <text:p>32,875</text:p>
          </table:table-cell>
          <table:table-cell office:value-type="float" office:value="17253" table:style-name="ce11">
            <text:p>17,253</text:p>
          </table:table-cell>
          <table:table-cell office:value-type="float" office:value="15622" table:style-name="ce10">
            <text:p>15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439" table:style-name="ce53">
            <text:p>10,439</text:p>
          </table:table-cell>
          <table:table-cell office:value-type="float" office:value="34787" table:style-name="ce11">
            <text:p>34,787</text:p>
          </table:table-cell>
          <table:table-cell office:value-type="float" office:value="17927" table:style-name="ce11">
            <text:p>17,927</text:p>
          </table:table-cell>
          <table:table-cell office:value-type="float" office:value="16860" table:style-name="ce10">
            <text:p>16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896" table:style-name="ce53">
            <text:p>10,896</text:p>
          </table:table-cell>
          <table:table-cell office:value-type="float" office:value="37862" table:style-name="ce11">
            <text:p>37,862</text:p>
          </table:table-cell>
          <table:table-cell office:value-type="float" office:value="19640" table:style-name="ce11">
            <text:p>19,640</text:p>
          </table:table-cell>
          <table:table-cell office:value-type="float" office:value="18222" table:style-name="ce10">
            <text:p>18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28" table:style-name="ce53">
            <text:p>12,828</text:p>
          </table:table-cell>
          <table:table-cell office:value-type="float" office:value="43349" table:style-name="ce11">
            <text:p>43,349</text:p>
          </table:table-cell>
          <table:table-cell office:value-type="float" office:value="22252" table:style-name="ce11">
            <text:p>22,252</text:p>
          </table:table-cell>
          <table:table-cell office:value-type="float" office:value="21097" table:style-name="ce10">
            <text:p>21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33" table:style-name="ce53">
            <text:p>5,333</text:p>
          </table:table-cell>
          <table:table-cell office:value-type="float" office:value="15572" table:style-name="ce11">
            <text:p>15,572</text:p>
          </table:table-cell>
          <table:table-cell office:value-type="float" office:value="8163" table:style-name="ce11">
            <text:p>8,163</text:p>
          </table:table-cell>
          <table:table-cell office:value-type="float" office:value="7409" table:style-name="ce10">
            <text:p>7,4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07" table:style-name="ce53">
            <text:p>7,907</text:p>
          </table:table-cell>
          <table:table-cell office:value-type="float" office:value="27611" table:style-name="ce11">
            <text:p>27,611</text:p>
          </table:table-cell>
          <table:table-cell office:value-type="float" office:value="14267" table:style-name="ce11">
            <text:p>14,267</text:p>
          </table:table-cell>
          <table:table-cell office:value-type="float" office:value="13344" table:style-name="ce10">
            <text:p>13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8981" table:style-name="ce53">
            <text:p>8,981</text:p>
          </table:table-cell>
          <table:table-cell office:value-type="float" office:value="30836" table:style-name="ce11">
            <text:p>30,836</text:p>
          </table:table-cell>
          <table:table-cell office:value-type="float" office:value="16026" table:style-name="ce11">
            <text:p>16,026</text:p>
          </table:table-cell>
          <table:table-cell office:value-type="float" office:value="14810" table:style-name="ce10">
            <text:p>14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2" table:style-name="ce53">
            <text:p>10,122</text:p>
          </table:table-cell>
          <table:table-cell office:value-type="float" office:value="34137" table:style-name="ce11">
            <text:p>34,137</text:p>
          </table:table-cell>
          <table:table-cell office:value-type="float" office:value="18049" table:style-name="ce11">
            <text:p>18,049</text:p>
          </table:table-cell>
          <table:table-cell office:value-type="float" office:value="16088" table:style-name="ce10">
            <text:p>16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302" table:style-name="ce53">
            <text:p>5,302</text:p>
          </table:table-cell>
          <table:table-cell office:value-type="float" office:value="17361" table:style-name="ce11">
            <text:p>17,361</text:p>
          </table:table-cell>
          <table:table-cell office:value-type="float" office:value="9404" table:style-name="ce11">
            <text:p>9,404</text:p>
          </table:table-cell>
          <table:table-cell office:value-type="float" office:value="7957" table:style-name="ce10">
            <text:p>7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26" table:style-name="ce53">
            <text:p>4,626</text:p>
          </table:table-cell>
          <table:table-cell office:value-type="float" office:value="15539" table:style-name="ce11">
            <text:p>15,539</text:p>
          </table:table-cell>
          <table:table-cell office:value-type="float" office:value="8183" table:style-name="ce11">
            <text:p>8,183</text:p>
          </table:table-cell>
          <table:table-cell office:value-type="float" office:value="7356" table:style-name="ce10">
            <text:p>7,35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52" table:style-name="ce54">
            <text:p>8,952</text:p>
          </table:table-cell>
          <table:table-cell office:value-type="float" office:value="30444" table:style-name="ce18">
            <text:p>30,444</text:p>
          </table:table-cell>
          <table:table-cell office:value-type="float" office:value="15946" table:style-name="ce18">
            <text:p>15,946</text:p>
          </table:table-cell>
          <table:table-cell office:value-type="float" office:value="14498" table:style-name="ce17">
            <text:p>14,498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161" table:style-name="ce72">
            <text:p>177,161</text:p>
          </table:table-cell>
          <table:table-cell office:value-type="float" office:value="506530" table:style-name="ce80">
            <text:p>506,530</text:p>
          </table:table-cell>
          <table:table-cell office:value-type="float" office:value="259733" table:style-name="ce80">
            <text:p>259,733</text:p>
          </table:table-cell>
          <table:table-cell office:value-type="float" office:value="246797" table:style-name="ce74">
            <text:p>246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569" table:style-name="ce53">
            <text:p>34,569</text:p>
          </table:table-cell>
          <table:table-cell office:value-type="float" office:value="101211" table:style-name="ce11">
            <text:p>101,211</text:p>
          </table:table-cell>
          <table:table-cell office:value-type="float" office:value="50748" table:style-name="ce11">
            <text:p>50,748</text:p>
          </table:table-cell>
          <table:table-cell office:value-type="float" office:value="50463" table:style-name="ce10">
            <text:p>50,4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56" table:style-name="ce53">
            <text:p>28,956</text:p>
          </table:table-cell>
          <table:table-cell office:value-type="float" office:value="81832" table:style-name="ce11">
            <text:p>81,832</text:p>
          </table:table-cell>
          <table:table-cell office:value-type="float" office:value="40965" table:style-name="ce11">
            <text:p>40,965</text:p>
          </table:table-cell>
          <table:table-cell office:value-type="float" office:value="40867" table:style-name="ce10">
            <text:p>40,8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2899" table:style-name="ce53">
            <text:p>32,899</text:p>
          </table:table-cell>
          <table:table-cell office:value-type="float" office:value="98582" table:style-name="ce11">
            <text:p>98,582</text:p>
          </table:table-cell>
          <table:table-cell office:value-type="float" office:value="49823" table:style-name="ce11">
            <text:p>49,823</text:p>
          </table:table-cell>
          <table:table-cell office:value-type="float" office:value="48759" table:style-name="ce10">
            <text:p>48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13" table:style-name="ce53">
            <text:p>20,013</text:p>
          </table:table-cell>
          <table:table-cell office:value-type="float" office:value="55719" table:style-name="ce11">
            <text:p>55,719</text:p>
          </table:table-cell>
          <table:table-cell office:value-type="float" office:value="28606" table:style-name="ce11">
            <text:p>28,606</text:p>
          </table:table-cell>
          <table:table-cell office:value-type="float" office:value="27113" table:style-name="ce10">
            <text:p>27,1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316" table:style-name="ce53">
            <text:p>4,316</text:p>
          </table:table-cell>
          <table:table-cell office:value-type="float" office:value="11087" table:style-name="ce11">
            <text:p>11,087</text:p>
          </table:table-cell>
          <table:table-cell office:value-type="float" office:value="5769" table:style-name="ce11">
            <text:p>5,769</text:p>
          </table:table-cell>
          <table:table-cell office:value-type="float" office:value="5318" table:style-name="ce10">
            <text:p>5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02" table:style-name="ce53">
            <text:p>12,602</text:p>
          </table:table-cell>
          <table:table-cell office:value-type="float" office:value="39295" table:style-name="ce11">
            <text:p>39,295</text:p>
          </table:table-cell>
          <table:table-cell office:value-type="float" office:value="20658" table:style-name="ce11">
            <text:p>20,658</text:p>
          </table:table-cell>
          <table:table-cell office:value-type="float" office:value="18637" table:style-name="ce10">
            <text:p>18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779" table:style-name="ce53">
            <text:p>7,779</text:p>
          </table:table-cell>
          <table:table-cell office:value-type="float" office:value="18045" table:style-name="ce11">
            <text:p>18,045</text:p>
          </table:table-cell>
          <table:table-cell office:value-type="float" office:value="9619" table:style-name="ce11">
            <text:p>9,619</text:p>
          </table:table-cell>
          <table:table-cell office:value-type="float" office:value="8426" table:style-name="ce10">
            <text:p>8,4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44" table:style-name="ce53">
            <text:p>5,644</text:p>
          </table:table-cell>
          <table:table-cell office:value-type="float" office:value="15186" table:style-name="ce11">
            <text:p>15,186</text:p>
          </table:table-cell>
          <table:table-cell office:value-type="float" office:value="8248" table:style-name="ce11">
            <text:p>8,248</text:p>
          </table:table-cell>
          <table:table-cell office:value-type="float" office:value="6938" table:style-name="ce10">
            <text:p>6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7" table:style-name="ce53">
            <text:p>5,747</text:p>
          </table:table-cell>
          <table:table-cell office:value-type="float" office:value="16220" table:style-name="ce11">
            <text:p>16,220</text:p>
          </table:table-cell>
          <table:table-cell office:value-type="float" office:value="8533" table:style-name="ce11">
            <text:p>8,533</text:p>
          </table:table-cell>
          <table:table-cell office:value-type="float" office:value="7687" table:style-name="ce10">
            <text:p>7,6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302" table:style-name="ce53">
            <text:p>7,302</text:p>
          </table:table-cell>
          <table:table-cell office:value-type="float" office:value="19152" table:style-name="ce11">
            <text:p>19,152</text:p>
          </table:table-cell>
          <table:table-cell office:value-type="float" office:value="10353" table:style-name="ce11">
            <text:p>10,353</text:p>
          </table:table-cell>
          <table:table-cell office:value-type="float" office:value="8799" table:style-name="ce10">
            <text:p>8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74" table:style-name="ce53">
            <text:p>7,174</text:p>
          </table:table-cell>
          <table:table-cell office:value-type="float" office:value="18102" table:style-name="ce11">
            <text:p>18,102</text:p>
          </table:table-cell>
          <table:table-cell office:value-type="float" office:value="9496" table:style-name="ce11">
            <text:p>9,496</text:p>
          </table:table-cell>
          <table:table-cell office:value-type="float" office:value="8606" table:style-name="ce10">
            <text:p>8,6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33" table:style-name="ce53">
            <text:p>5,233</text:p>
          </table:table-cell>
          <table:table-cell office:value-type="float" office:value="16424" table:style-name="ce11">
            <text:p>16,424</text:p>
          </table:table-cell>
          <table:table-cell office:value-type="float" office:value="8791" table:style-name="ce11">
            <text:p>8,791</text:p>
          </table:table-cell>
          <table:table-cell office:value-type="float" office:value="7633" table:style-name="ce10">
            <text:p>7,63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27" table:style-name="ce54">
            <text:p>4,927</text:p>
          </table:table-cell>
          <table:table-cell office:value-type="float" office:value="15675" table:style-name="ce18">
            <text:p>15,675</text:p>
          </table:table-cell>
          <table:table-cell office:value-type="float" office:value="8124" table:style-name="ce18">
            <text:p>8,124</text:p>
          </table:table-cell>
          <table:table-cell office:value-type="float" office:value="7551" table:style-name="ce17">
            <text:p>7,55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035" table:style-name="ce72">
            <text:p>239,035</text:p>
          </table:table-cell>
          <table:table-cell office:value-type="float" office:value="696315" table:style-name="ce80">
            <text:p>696,315</text:p>
          </table:table-cell>
          <table:table-cell office:value-type="float" office:value="361882" table:style-name="ce80">
            <text:p>361,882</text:p>
          </table:table-cell>
          <table:table-cell office:value-type="float" office:value="334433" table:style-name="ce74">
            <text:p>334,4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732" table:style-name="ce53">
            <text:p>37,732</text:p>
          </table:table-cell>
          <table:table-cell office:value-type="float" office:value="108429" table:style-name="ce11">
            <text:p>108,429</text:p>
          </table:table-cell>
          <table:table-cell office:value-type="float" office:value="54102" table:style-name="ce11">
            <text:p>54,102</text:p>
          </table:table-cell>
          <table:table-cell office:value-type="float" office:value="54327" table:style-name="ce10">
            <text:p>54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798" table:style-name="ce53">
            <text:p>15,798</text:p>
          </table:table-cell>
          <table:table-cell office:value-type="float" office:value="45383" table:style-name="ce11">
            <text:p>45,383</text:p>
          </table:table-cell>
          <table:table-cell office:value-type="float" office:value="23073" table:style-name="ce11">
            <text:p>23,073</text:p>
          </table:table-cell>
          <table:table-cell office:value-type="float" office:value="22310" table:style-name="ce10">
            <text:p>22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584" table:style-name="ce53">
            <text:p>24,584</text:p>
          </table:table-cell>
          <table:table-cell office:value-type="float" office:value="70733" table:style-name="ce11">
            <text:p>70,733</text:p>
          </table:table-cell>
          <table:table-cell office:value-type="float" office:value="35860" table:style-name="ce11">
            <text:p>35,860</text:p>
          </table:table-cell>
          <table:table-cell office:value-type="float" office:value="34873" table:style-name="ce10">
            <text:p>34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561" table:style-name="ce53">
            <text:p>14,561</text:p>
          </table:table-cell>
          <table:table-cell office:value-type="float" office:value="46678" table:style-name="ce11">
            <text:p>46,678</text:p>
          </table:table-cell>
          <table:table-cell office:value-type="float" office:value="23647" table:style-name="ce11">
            <text:p>23,647</text:p>
          </table:table-cell>
          <table:table-cell office:value-type="float" office:value="23031" table:style-name="ce10">
            <text:p>23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288" table:style-name="ce53">
            <text:p>9,288</text:p>
          </table:table-cell>
          <table:table-cell office:value-type="float" office:value="29336" table:style-name="ce11">
            <text:p>29,336</text:p>
          </table:table-cell>
          <table:table-cell office:value-type="float" office:value="15340" table:style-name="ce11">
            <text:p>15,340</text:p>
          </table:table-cell>
          <table:table-cell office:value-type="float" office:value="13996" table:style-name="ce10">
            <text:p>13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13" table:style-name="ce53">
            <text:p>15,913</text:p>
          </table:table-cell>
          <table:table-cell office:value-type="float" office:value="40840" table:style-name="ce11">
            <text:p>40,840</text:p>
          </table:table-cell>
          <table:table-cell office:value-type="float" office:value="21183" table:style-name="ce11">
            <text:p>21,183</text:p>
          </table:table-cell>
          <table:table-cell office:value-type="float" office:value="19657" table:style-name="ce10">
            <text:p>19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51" table:style-name="ce53">
            <text:p>10,951</text:p>
          </table:table-cell>
          <table:table-cell office:value-type="float" office:value="32084" table:style-name="ce11">
            <text:p>32,084</text:p>
          </table:table-cell>
          <table:table-cell office:value-type="float" office:value="16919" table:style-name="ce11">
            <text:p>16,919</text:p>
          </table:table-cell>
          <table:table-cell office:value-type="float" office:value="15165" table:style-name="ce10">
            <text:p>15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6" table:style-name="ce53">
            <text:p>6,706</text:p>
          </table:table-cell>
          <table:table-cell office:value-type="float" office:value="19510" table:style-name="ce11">
            <text:p>19,510</text:p>
          </table:table-cell>
          <table:table-cell office:value-type="float" office:value="10480" table:style-name="ce11">
            <text:p>10,480</text:p>
          </table:table-cell>
          <table:table-cell office:value-type="float" office:value="9030" table:style-name="ce10">
            <text:p>9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282" table:style-name="ce53">
            <text:p>9,282</text:p>
          </table:table-cell>
          <table:table-cell office:value-type="float" office:value="29109" table:style-name="ce11">
            <text:p>29,109</text:p>
          </table:table-cell>
          <table:table-cell office:value-type="float" office:value="15295" table:style-name="ce11">
            <text:p>15,295</text:p>
          </table:table-cell>
          <table:table-cell office:value-type="float" office:value="13814" table:style-name="ce10">
            <text:p>13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67" table:style-name="ce53">
            <text:p>5,967</text:p>
          </table:table-cell>
          <table:table-cell office:value-type="float" office:value="18589" table:style-name="ce11">
            <text:p>18,589</text:p>
          </table:table-cell>
          <table:table-cell office:value-type="float" office:value="9721" table:style-name="ce11">
            <text:p>9,721</text:p>
          </table:table-cell>
          <table:table-cell office:value-type="float" office:value="8868" table:style-name="ce10">
            <text:p>8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1" table:style-name="ce53">
            <text:p>8,921</text:p>
          </table:table-cell>
          <table:table-cell office:value-type="float" office:value="27679" table:style-name="ce11">
            <text:p>27,679</text:p>
          </table:table-cell>
          <table:table-cell office:value-type="float" office:value="14826" table:style-name="ce11">
            <text:p>14,826</text:p>
          </table:table-cell>
          <table:table-cell office:value-type="float" office:value="12853" table:style-name="ce10">
            <text:p>12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8" table:style-name="ce53">
            <text:p>8,508</text:p>
          </table:table-cell>
          <table:table-cell office:value-type="float" office:value="25211" table:style-name="ce11">
            <text:p>25,211</text:p>
          </table:table-cell>
          <table:table-cell office:value-type="float" office:value="13335" table:style-name="ce11">
            <text:p>13,335</text:p>
          </table:table-cell>
          <table:table-cell office:value-type="float" office:value="11876" table:style-name="ce10">
            <text:p>11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111" table:style-name="ce53">
            <text:p>14,111</text:p>
          </table:table-cell>
          <table:table-cell office:value-type="float" office:value="44717" table:style-name="ce11">
            <text:p>44,717</text:p>
          </table:table-cell>
          <table:table-cell office:value-type="float" office:value="22552" table:style-name="ce11">
            <text:p>22,552</text:p>
          </table:table-cell>
          <table:table-cell office:value-type="float" office:value="22165" table:style-name="ce10">
            <text:p>22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17" table:style-name="ce53">
            <text:p>5,717</text:p>
          </table:table-cell>
          <table:table-cell office:value-type="float" office:value="15215" table:style-name="ce11">
            <text:p>15,215</text:p>
          </table:table-cell>
          <table:table-cell office:value-type="float" office:value="8369" table:style-name="ce11">
            <text:p>8,369</text:p>
          </table:table-cell>
          <table:table-cell office:value-type="float" office:value="6846" table:style-name="ce10">
            <text:p>6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9" table:style-name="ce53">
            <text:p>4,449</text:p>
          </table:table-cell>
          <table:table-cell office:value-type="float" office:value="13244" table:style-name="ce11">
            <text:p>13,244</text:p>
          </table:table-cell>
          <table:table-cell office:value-type="float" office:value="7113" table:style-name="ce11">
            <text:p>7,113</text:p>
          </table:table-cell>
          <table:table-cell office:value-type="float" office:value="6131" table:style-name="ce10">
            <text:p>6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22" table:style-name="ce53">
            <text:p>8,722</text:p>
          </table:table-cell>
          <table:table-cell office:value-type="float" office:value="24289" table:style-name="ce11">
            <text:p>24,289</text:p>
          </table:table-cell>
          <table:table-cell office:value-type="float" office:value="13021" table:style-name="ce11">
            <text:p>13,021</text:p>
          </table:table-cell>
          <table:table-cell office:value-type="float" office:value="11268" table:style-name="ce10">
            <text:p>11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323" table:style-name="ce53">
            <text:p>9,323</text:p>
          </table:table-cell>
          <table:table-cell office:value-type="float" office:value="26489" table:style-name="ce11">
            <text:p>26,489</text:p>
          </table:table-cell>
          <table:table-cell office:value-type="float" office:value="14466" table:style-name="ce11">
            <text:p>14,466</text:p>
          </table:table-cell>
          <table:table-cell office:value-type="float" office:value="12023" table:style-name="ce10">
            <text:p>12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67" table:style-name="ce53">
            <text:p>8,867</text:p>
          </table:table-cell>
          <table:table-cell office:value-type="float" office:value="24322" table:style-name="ce11">
            <text:p>24,322</text:p>
          </table:table-cell>
          <table:table-cell office:value-type="float" office:value="13207" table:style-name="ce11">
            <text:p>13,207</text:p>
          </table:table-cell>
          <table:table-cell office:value-type="float" office:value="11115" table:style-name="ce10">
            <text:p>11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57" table:style-name="ce53">
            <text:p>9,557</text:p>
          </table:table-cell>
          <table:table-cell office:value-type="float" office:value="28196" table:style-name="ce11">
            <text:p>28,196</text:p>
          </table:table-cell>
          <table:table-cell office:value-type="float" office:value="14990" table:style-name="ce11">
            <text:p>14,990</text:p>
          </table:table-cell>
          <table:table-cell office:value-type="float" office:value="13206" table:style-name="ce10">
            <text:p>13,20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78" table:style-name="ce54">
            <text:p>10,078</text:p>
          </table:table-cell>
          <table:table-cell office:value-type="float" office:value="26262" table:style-name="ce18">
            <text:p>26,262</text:p>
          </table:table-cell>
          <table:table-cell office:value-type="float" office:value="14383" table:style-name="ce18">
            <text:p>14,383</text:p>
          </table:table-cell>
          <table:table-cell office:value-type="float" office:value="11879" table:style-name="ce17">
            <text:p>11,87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356" table:style-name="ce72">
            <text:p>182,356</text:p>
          </table:table-cell>
          <table:table-cell office:value-type="float" office:value="516915" table:style-name="ce80">
            <text:p>516,915</text:p>
          </table:table-cell>
          <table:table-cell office:value-type="float" office:value="268961" table:style-name="ce80">
            <text:p>268,961</text:p>
          </table:table-cell>
          <table:table-cell office:value-type="float" office:value="247954" table:style-name="ce74">
            <text:p>247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567" table:style-name="ce53">
            <text:p>12,567</text:p>
          </table:table-cell>
          <table:table-cell office:value-type="float" office:value="37431" table:style-name="ce11">
            <text:p>37,431</text:p>
          </table:table-cell>
          <table:table-cell office:value-type="float" office:value="19223" table:style-name="ce11">
            <text:p>19,223</text:p>
          </table:table-cell>
          <table:table-cell office:value-type="float" office:value="18208" table:style-name="ce10">
            <text:p>18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14" table:style-name="ce53">
            <text:p>15,614</text:p>
          </table:table-cell>
          <table:table-cell office:value-type="float" office:value="42738" table:style-name="ce11">
            <text:p>42,738</text:p>
          </table:table-cell>
          <table:table-cell office:value-type="float" office:value="21647" table:style-name="ce11">
            <text:p>21,647</text:p>
          </table:table-cell>
          <table:table-cell office:value-type="float" office:value="21091" table:style-name="ce10">
            <text:p>21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87" table:style-name="ce53">
            <text:p>9,987</text:p>
          </table:table-cell>
          <table:table-cell office:value-type="float" office:value="27597" table:style-name="ce11">
            <text:p>27,597</text:p>
          </table:table-cell>
          <table:table-cell office:value-type="float" office:value="14108" table:style-name="ce11">
            <text:p>14,108</text:p>
          </table:table-cell>
          <table:table-cell office:value-type="float" office:value="13489" table:style-name="ce10">
            <text:p>13,4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74" table:style-name="ce53">
            <text:p>11,374</text:p>
          </table:table-cell>
          <table:table-cell office:value-type="float" office:value="31502" table:style-name="ce11">
            <text:p>31,502</text:p>
          </table:table-cell>
          <table:table-cell office:value-type="float" office:value="16120" table:style-name="ce11">
            <text:p>16,120</text:p>
          </table:table-cell>
          <table:table-cell office:value-type="float" office:value="15382" table:style-name="ce10">
            <text:p>15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596" table:style-name="ce53">
            <text:p>24,596</text:p>
          </table:table-cell>
          <table:table-cell office:value-type="float" office:value="71892" table:style-name="ce11">
            <text:p>71,892</text:p>
          </table:table-cell>
          <table:table-cell office:value-type="float" office:value="36816" table:style-name="ce11">
            <text:p>36,816</text:p>
          </table:table-cell>
          <table:table-cell office:value-type="float" office:value="35076" table:style-name="ce10">
            <text:p>35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70" table:style-name="ce53">
            <text:p>5,370</text:p>
          </table:table-cell>
          <table:table-cell office:value-type="float" office:value="15019" table:style-name="ce11">
            <text:p>15,019</text:p>
          </table:table-cell>
          <table:table-cell office:value-type="float" office:value="8020" table:style-name="ce11">
            <text:p>8,020</text:p>
          </table:table-cell>
          <table:table-cell office:value-type="float" office:value="6999" table:style-name="ce10">
            <text:p>6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62" table:style-name="ce53">
            <text:p>10,662</text:p>
          </table:table-cell>
          <table:table-cell office:value-type="float" office:value="32573" table:style-name="ce11">
            <text:p>32,573</text:p>
          </table:table-cell>
          <table:table-cell office:value-type="float" office:value="17158" table:style-name="ce11">
            <text:p>17,158</text:p>
          </table:table-cell>
          <table:table-cell office:value-type="float" office:value="15415" table:style-name="ce10">
            <text:p>15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55" table:style-name="ce53">
            <text:p>8,955</text:p>
          </table:table-cell>
          <table:table-cell office:value-type="float" office:value="23921" table:style-name="ce11">
            <text:p>23,921</text:p>
          </table:table-cell>
          <table:table-cell office:value-type="float" office:value="12725" table:style-name="ce11">
            <text:p>12,725</text:p>
          </table:table-cell>
          <table:table-cell office:value-type="float" office:value="11196" table:style-name="ce10">
            <text:p>11,1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318" table:style-name="ce53">
            <text:p>9,318</text:p>
          </table:table-cell>
          <table:table-cell office:value-type="float" office:value="25453" table:style-name="ce11">
            <text:p>25,453</text:p>
          </table:table-cell>
          <table:table-cell office:value-type="float" office:value="13496" table:style-name="ce11">
            <text:p>13,496</text:p>
          </table:table-cell>
          <table:table-cell office:value-type="float" office:value="11957" table:style-name="ce10">
            <text:p>11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91" table:style-name="ce53">
            <text:p>7,491</text:p>
          </table:table-cell>
          <table:table-cell office:value-type="float" office:value="18922" table:style-name="ce11">
            <text:p>18,922</text:p>
          </table:table-cell>
          <table:table-cell office:value-type="float" office:value="9839" table:style-name="ce11">
            <text:p>9,839</text:p>
          </table:table-cell>
          <table:table-cell office:value-type="float" office:value="9083" table:style-name="ce10">
            <text:p>9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800" table:style-name="ce53">
            <text:p>5,800</text:p>
          </table:table-cell>
          <table:table-cell office:value-type="float" office:value="15924" table:style-name="ce11">
            <text:p>15,924</text:p>
          </table:table-cell>
          <table:table-cell office:value-type="float" office:value="8548" table:style-name="ce11">
            <text:p>8,548</text:p>
          </table:table-cell>
          <table:table-cell office:value-type="float" office:value="7376" table:style-name="ce10">
            <text:p>7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7959" table:style-name="ce53">
            <text:p>17,959</text:p>
          </table:table-cell>
          <table:table-cell office:value-type="float" office:value="50197" table:style-name="ce11">
            <text:p>50,197</text:p>
          </table:table-cell>
          <table:table-cell office:value-type="float" office:value="25899" table:style-name="ce11">
            <text:p>25,899</text:p>
          </table:table-cell>
          <table:table-cell office:value-type="float" office:value="24298" table:style-name="ce10">
            <text:p>24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68" table:style-name="ce53">
            <text:p>15,968</text:p>
          </table:table-cell>
          <table:table-cell office:value-type="float" office:value="45499" table:style-name="ce11">
            <text:p>45,499</text:p>
          </table:table-cell>
          <table:table-cell office:value-type="float" office:value="23636" table:style-name="ce11">
            <text:p>23,636</text:p>
          </table:table-cell>
          <table:table-cell office:value-type="float" office:value="21863" table:style-name="ce10">
            <text:p>21,8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32" table:style-name="ce53">
            <text:p>11,732</text:p>
          </table:table-cell>
          <table:table-cell office:value-type="float" office:value="36361" table:style-name="ce11">
            <text:p>36,361</text:p>
          </table:table-cell>
          <table:table-cell office:value-type="float" office:value="19414" table:style-name="ce11">
            <text:p>19,414</text:p>
          </table:table-cell>
          <table:table-cell office:value-type="float" office:value="16947" table:style-name="ce10">
            <text:p>16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73" table:style-name="ce53">
            <text:p>6,773</text:p>
          </table:table-cell>
          <table:table-cell office:value-type="float" office:value="19861" table:style-name="ce11">
            <text:p>19,861</text:p>
          </table:table-cell>
          <table:table-cell office:value-type="float" office:value="10570" table:style-name="ce11">
            <text:p>10,570</text:p>
          </table:table-cell>
          <table:table-cell office:value-type="float" office:value="9291" table:style-name="ce10">
            <text:p>9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96" table:style-name="ce53">
            <text:p>4,296</text:p>
          </table:table-cell>
          <table:table-cell office:value-type="float" office:value="11756" table:style-name="ce11">
            <text:p>11,756</text:p>
          </table:table-cell>
          <table:table-cell office:value-type="float" office:value="6349" table:style-name="ce11">
            <text:p>6,349</text:p>
          </table:table-cell>
          <table:table-cell office:value-type="float" office:value="5407" table:style-name="ce10">
            <text:p>5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9" table:style-name="ce53">
            <text:p>1,939</text:p>
          </table:table-cell>
          <table:table-cell office:value-type="float" office:value="4597" table:style-name="ce11">
            <text:p>4,597</text:p>
          </table:table-cell>
          <table:table-cell office:value-type="float" office:value="2387" table:style-name="ce11">
            <text:p>2,387</text:p>
          </table:table-cell>
          <table:table-cell office:value-type="float" office:value="2210" table:style-name="ce10">
            <text:p>2,21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55" table:style-name="ce54">
            <text:p>1,955</text:p>
          </table:table-cell>
          <table:table-cell office:value-type="float" office:value="5672" table:style-name="ce18">
            <text:p>5,672</text:p>
          </table:table-cell>
          <table:table-cell office:value-type="float" office:value="3006" table:style-name="ce18">
            <text:p>3,006</text:p>
          </table:table-cell>
          <table:table-cell office:value-type="float" office:value="2666" table:style-name="ce17">
            <text:p>2,66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5328" table:style-name="ce72">
            <text:p>285,328</text:p>
          </table:table-cell>
          <table:table-cell office:value-type="float" office:value="837700" table:style-name="ce80">
            <text:p>837,700</text:p>
          </table:table-cell>
          <table:table-cell office:value-type="float" office:value="428804" table:style-name="ce80">
            <text:p>428,804</text:p>
          </table:table-cell>
          <table:table-cell office:value-type="float" office:value="408896" table:style-name="ce74">
            <text:p>408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3834" table:style-name="ce53">
            <text:p>73,834</text:p>
          </table:table-cell>
          <table:table-cell office:value-type="float" office:value="202045" table:style-name="ce11">
            <text:p>202,045</text:p>
          </table:table-cell>
          <table:table-cell office:value-type="float" office:value="100168" table:style-name="ce11">
            <text:p>100,168</text:p>
          </table:table-cell>
          <table:table-cell office:value-type="float" office:value="101877" table:style-name="ce10">
            <text:p>101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340" table:style-name="ce53">
            <text:p>19,340</text:p>
          </table:table-cell>
          <table:table-cell office:value-type="float" office:value="54840" table:style-name="ce11">
            <text:p>54,840</text:p>
          </table:table-cell>
          <table:table-cell office:value-type="float" office:value="27453" table:style-name="ce11">
            <text:p>27,453</text:p>
          </table:table-cell>
          <table:table-cell office:value-type="float" office:value="27387" table:style-name="ce10">
            <text:p>27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577" table:style-name="ce53">
            <text:p>16,577</text:p>
          </table:table-cell>
          <table:table-cell office:value-type="float" office:value="48230" table:style-name="ce11">
            <text:p>48,230</text:p>
          </table:table-cell>
          <table:table-cell office:value-type="float" office:value="24388" table:style-name="ce11">
            <text:p>24,388</text:p>
          </table:table-cell>
          <table:table-cell office:value-type="float" office:value="23842" table:style-name="ce10">
            <text:p>23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439" table:style-name="ce53">
            <text:p>11,439</text:p>
          </table:table-cell>
          <table:table-cell office:value-type="float" office:value="30765" table:style-name="ce11">
            <text:p>30,765</text:p>
          </table:table-cell>
          <table:table-cell office:value-type="float" office:value="15747" table:style-name="ce11">
            <text:p>15,747</text:p>
          </table:table-cell>
          <table:table-cell office:value-type="float" office:value="15018" table:style-name="ce10">
            <text:p>15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849" table:style-name="ce53">
            <text:p>14,849</text:p>
          </table:table-cell>
          <table:table-cell office:value-type="float" office:value="51362" table:style-name="ce11">
            <text:p>51,362</text:p>
          </table:table-cell>
          <table:table-cell office:value-type="float" office:value="26584" table:style-name="ce11">
            <text:p>26,584</text:p>
          </table:table-cell>
          <table:table-cell office:value-type="float" office:value="24778" table:style-name="ce10">
            <text:p>24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061" table:style-name="ce53">
            <text:p>10,061</text:p>
          </table:table-cell>
          <table:table-cell office:value-type="float" office:value="30171" table:style-name="ce11">
            <text:p>30,171</text:p>
          </table:table-cell>
          <table:table-cell office:value-type="float" office:value="15699" table:style-name="ce11">
            <text:p>15,699</text:p>
          </table:table-cell>
          <table:table-cell office:value-type="float" office:value="14472" table:style-name="ce10">
            <text:p>14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81" table:style-name="ce53">
            <text:p>3,781</text:p>
          </table:table-cell>
          <table:table-cell office:value-type="float" office:value="11173" table:style-name="ce11">
            <text:p>11,173</text:p>
          </table:table-cell>
          <table:table-cell office:value-type="float" office:value="5808" table:style-name="ce11">
            <text:p>5,808</text:p>
          </table:table-cell>
          <table:table-cell office:value-type="float" office:value="5365" table:style-name="ce10">
            <text:p>5,3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13" table:style-name="ce53">
            <text:p>6,913</text:p>
          </table:table-cell>
          <table:table-cell office:value-type="float" office:value="22064" table:style-name="ce11">
            <text:p>22,064</text:p>
          </table:table-cell>
          <table:table-cell office:value-type="float" office:value="11421" table:style-name="ce11">
            <text:p>11,421</text:p>
          </table:table-cell>
          <table:table-cell office:value-type="float" office:value="10643" table:style-name="ce10">
            <text:p>10,6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3" table:style-name="ce53">
            <text:p>8,183</text:p>
          </table:table-cell>
          <table:table-cell office:value-type="float" office:value="27110" table:style-name="ce11">
            <text:p>27,110</text:p>
          </table:table-cell>
          <table:table-cell office:value-type="float" office:value="13788" table:style-name="ce11">
            <text:p>13,788</text:p>
          </table:table-cell>
          <table:table-cell office:value-type="float" office:value="13322" table:style-name="ce10">
            <text:p>13,3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45" table:style-name="ce53">
            <text:p>7,845</text:p>
          </table:table-cell>
          <table:table-cell office:value-type="float" office:value="26233" table:style-name="ce11">
            <text:p>26,233</text:p>
          </table:table-cell>
          <table:table-cell office:value-type="float" office:value="13633" table:style-name="ce11">
            <text:p>13,633</text:p>
          </table:table-cell>
          <table:table-cell office:value-type="float" office:value="12600" table:style-name="ce10">
            <text:p>12,6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33" table:style-name="ce53">
            <text:p>9,333</text:p>
          </table:table-cell>
          <table:table-cell office:value-type="float" office:value="24945" table:style-name="ce11">
            <text:p>24,945</text:p>
          </table:table-cell>
          <table:table-cell office:value-type="float" office:value="13270" table:style-name="ce11">
            <text:p>13,270</text:p>
          </table:table-cell>
          <table:table-cell office:value-type="float" office:value="11675" table:style-name="ce10">
            <text:p>11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497" table:style-name="ce53">
            <text:p>6,497</text:p>
          </table:table-cell>
          <table:table-cell office:value-type="float" office:value="20667" table:style-name="ce11">
            <text:p>20,667</text:p>
          </table:table-cell>
          <table:table-cell office:value-type="float" office:value="10810" table:style-name="ce11">
            <text:p>10,810</text:p>
          </table:table-cell>
          <table:table-cell office:value-type="float" office:value="9857" table:style-name="ce10">
            <text:p>9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58" table:style-name="ce53">
            <text:p>18,558</text:p>
          </table:table-cell>
          <table:table-cell office:value-type="float" office:value="55299" table:style-name="ce11">
            <text:p>55,299</text:p>
          </table:table-cell>
          <table:table-cell office:value-type="float" office:value="28616" table:style-name="ce11">
            <text:p>28,616</text:p>
          </table:table-cell>
          <table:table-cell office:value-type="float" office:value="26683" table:style-name="ce10">
            <text:p>26,6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1" table:style-name="ce53">
            <text:p>5,661</text:p>
          </table:table-cell>
          <table:table-cell office:value-type="float" office:value="17438" table:style-name="ce11">
            <text:p>17,438</text:p>
          </table:table-cell>
          <table:table-cell office:value-type="float" office:value="9239" table:style-name="ce11">
            <text:p>9,239</text:p>
          </table:table-cell>
          <table:table-cell office:value-type="float" office:value="8199" table:style-name="ce10">
            <text:p>8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6" table:style-name="ce53">
            <text:p>3,426</text:p>
          </table:table-cell>
          <table:table-cell office:value-type="float" office:value="9963" table:style-name="ce11">
            <text:p>9,963</text:p>
          </table:table-cell>
          <table:table-cell office:value-type="float" office:value="5304" table:style-name="ce11">
            <text:p>5,304</text:p>
          </table:table-cell>
          <table:table-cell office:value-type="float" office:value="4659" table:style-name="ce10">
            <text:p>4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28" table:style-name="ce53">
            <text:p>8,528</text:p>
          </table:table-cell>
          <table:table-cell office:value-type="float" office:value="24925" table:style-name="ce11">
            <text:p>24,925</text:p>
          </table:table-cell>
          <table:table-cell office:value-type="float" office:value="13072" table:style-name="ce11">
            <text:p>13,072</text:p>
          </table:table-cell>
          <table:table-cell office:value-type="float" office:value="11853" table:style-name="ce10">
            <text:p>11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773" table:style-name="ce53">
            <text:p>11,773</text:p>
          </table:table-cell>
          <table:table-cell office:value-type="float" office:value="35841" table:style-name="ce11">
            <text:p>35,841</text:p>
          </table:table-cell>
          <table:table-cell office:value-type="float" office:value="18562" table:style-name="ce11">
            <text:p>18,562</text:p>
          </table:table-cell>
          <table:table-cell office:value-type="float" office:value="17279" table:style-name="ce10">
            <text:p>17,2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65" table:style-name="ce53">
            <text:p>4,465</text:p>
          </table:table-cell>
          <table:table-cell office:value-type="float" office:value="15944" table:style-name="ce11">
            <text:p>15,944</text:p>
          </table:table-cell>
          <table:table-cell office:value-type="float" office:value="8092" table:style-name="ce11">
            <text:p>8,092</text:p>
          </table:table-cell>
          <table:table-cell office:value-type="float" office:value="7852" table:style-name="ce10">
            <text:p>7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92" table:style-name="ce53">
            <text:p>6,792</text:p>
          </table:table-cell>
          <table:table-cell office:value-type="float" office:value="18452" table:style-name="ce11">
            <text:p>18,452</text:p>
          </table:table-cell>
          <table:table-cell office:value-type="float" office:value="9458" table:style-name="ce11">
            <text:p>9,458</text:p>
          </table:table-cell>
          <table:table-cell office:value-type="float" office:value="8994" table:style-name="ce10">
            <text:p>8,9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08" table:style-name="ce53">
            <text:p>3,708</text:p>
          </table:table-cell>
          <table:table-cell office:value-type="float" office:value="10858" table:style-name="ce11">
            <text:p>10,858</text:p>
          </table:table-cell>
          <table:table-cell office:value-type="float" office:value="5561" table:style-name="ce11">
            <text:p>5,561</text:p>
          </table:table-cell>
          <table:table-cell office:value-type="float" office:value="5297" table:style-name="ce10">
            <text:p>5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78" table:style-name="ce53">
            <text:p>6,978</text:p>
          </table:table-cell>
          <table:table-cell office:value-type="float" office:value="19742" table:style-name="ce11">
            <text:p>19,742</text:p>
          </table:table-cell>
          <table:table-cell office:value-type="float" office:value="10253" table:style-name="ce11">
            <text:p>10,253</text:p>
          </table:table-cell>
          <table:table-cell office:value-type="float" office:value="9489" table:style-name="ce10">
            <text:p>9,4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18" table:style-name="ce53">
            <text:p>4,418</text:p>
          </table:table-cell>
          <table:table-cell office:value-type="float" office:value="12444" table:style-name="ce11">
            <text:p>12,444</text:p>
          </table:table-cell>
          <table:table-cell office:value-type="float" office:value="6846" table:style-name="ce11">
            <text:p>6,846</text:p>
          </table:table-cell>
          <table:table-cell office:value-type="float" office:value="5598" table:style-name="ce10">
            <text:p>5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9" table:style-name="ce53">
            <text:p>3,479</text:p>
          </table:table-cell>
          <table:table-cell office:value-type="float" office:value="8845" table:style-name="ce11">
            <text:p>8,845</text:p>
          </table:table-cell>
          <table:table-cell office:value-type="float" office:value="4755" table:style-name="ce11">
            <text:p>4,755</text:p>
          </table:table-cell>
          <table:table-cell office:value-type="float" office:value="4090" table:style-name="ce10">
            <text:p>4,0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9" table:style-name="ce53">
            <text:p>3,019</text:p>
          </table:table-cell>
          <table:table-cell office:value-type="float" office:value="7905" table:style-name="ce11">
            <text:p>7,905</text:p>
          </table:table-cell>
          <table:table-cell office:value-type="float" office:value="4330" table:style-name="ce11">
            <text:p>4,330</text:p>
          </table:table-cell>
          <table:table-cell office:value-type="float" office:value="3575" table:style-name="ce10">
            <text:p>3,5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22" table:style-name="ce53">
            <text:p>2,122</text:p>
          </table:table-cell>
          <table:table-cell office:value-type="float" office:value="5522" table:style-name="ce11">
            <text:p>5,522</text:p>
          </table:table-cell>
          <table:table-cell office:value-type="float" office:value="2936" table:style-name="ce11">
            <text:p>2,936</text:p>
          </table:table-cell>
          <table:table-cell office:value-type="float" office:value="2586" table:style-name="ce10">
            <text:p>2,5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05" table:style-name="ce53">
            <text:p>2,305</text:p>
          </table:table-cell>
          <table:table-cell office:value-type="float" office:value="7675" table:style-name="ce11">
            <text:p>7,675</text:p>
          </table:table-cell>
          <table:table-cell office:value-type="float" office:value="3867" table:style-name="ce11">
            <text:p>3,867</text:p>
          </table:table-cell>
          <table:table-cell office:value-type="float" office:value="3808" table:style-name="ce10">
            <text:p>3,8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5" table:style-name="ce53">
            <text:p>1,055</text:p>
          </table:table-cell>
          <table:table-cell office:value-type="float" office:value="3286" table:style-name="ce11">
            <text:p>3,286</text:p>
          </table:table-cell>
          <table:table-cell office:value-type="float" office:value="1687" table:style-name="ce11">
            <text:p>1,687</text:p>
          </table:table-cell>
          <table:table-cell office:value-type="float" office:value="1599" table:style-name="ce10">
            <text:p>1,5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40" table:style-name="ce53">
            <text:p>2,040</text:p>
          </table:table-cell>
          <table:table-cell office:value-type="float" office:value="6742" table:style-name="ce11">
            <text:p>6,742</text:p>
          </table:table-cell>
          <table:table-cell office:value-type="float" office:value="3441" table:style-name="ce11">
            <text:p>3,441</text:p>
          </table:table-cell>
          <table:table-cell office:value-type="float" office:value="3301" table:style-name="ce10">
            <text:p>3,3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27" table:style-name="ce53">
            <text:p>1,327</text:p>
          </table:table-cell>
          <table:table-cell office:value-type="float" office:value="5228" table:style-name="ce11">
            <text:p>5,228</text:p>
          </table:table-cell>
          <table:table-cell office:value-type="float" office:value="2744" table:style-name="ce11">
            <text:p>2,744</text:p>
          </table:table-cell>
          <table:table-cell office:value-type="float" office:value="2484" table:style-name="ce10">
            <text:p>2,4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31" table:style-name="ce53">
            <text:p>2,231</text:p>
          </table:table-cell>
          <table:table-cell office:value-type="float" office:value="7516" table:style-name="ce11">
            <text:p>7,516</text:p>
          </table:table-cell>
          <table:table-cell office:value-type="float" office:value="3825" table:style-name="ce11">
            <text:p>3,825</text:p>
          </table:table-cell>
          <table:table-cell office:value-type="float" office:value="3691" table:style-name="ce10">
            <text:p>3,6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63" table:style-name="ce53">
            <text:p>1,363</text:p>
          </table:table-cell>
          <table:table-cell office:value-type="float" office:value="4812" table:style-name="ce11">
            <text:p>4,812</text:p>
          </table:table-cell>
          <table:table-cell office:value-type="float" office:value="2479" table:style-name="ce11">
            <text:p>2,479</text:p>
          </table:table-cell>
          <table:table-cell office:value-type="float" office:value="2333" table:style-name="ce10">
            <text:p>2,3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37" table:style-name="ce53">
            <text:p>1,537</text:p>
          </table:table-cell>
          <table:table-cell office:value-type="float" office:value="4814" table:style-name="ce11">
            <text:p>4,814</text:p>
          </table:table-cell>
          <table:table-cell office:value-type="float" office:value="2489" table:style-name="ce11">
            <text:p>2,489</text:p>
          </table:table-cell>
          <table:table-cell office:value-type="float" office:value="2325" table:style-name="ce10">
            <text:p>2,32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891" table:style-name="ce54">
            <text:p>1,891</text:p>
          </table:table-cell>
          <table:table-cell office:value-type="float" office:value="4844" table:style-name="ce18">
            <text:p>4,844</text:p>
          </table:table-cell>
          <table:table-cell office:value-type="float" office:value="2479" table:style-name="ce18">
            <text:p>2,479</text:p>
          </table:table-cell>
          <table:table-cell office:value-type="float" office:value="2365" table:style-name="ce17">
            <text:p>2,365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545" table:style-name="ce72">
            <text:p>82,545</text:p>
          </table:table-cell>
          <table:table-cell office:value-type="float" office:value="221324" table:style-name="ce80">
            <text:p>221,324</text:p>
          </table:table-cell>
          <table:table-cell office:value-type="float" office:value="114520" table:style-name="ce80">
            <text:p>114,520</text:p>
          </table:table-cell>
          <table:table-cell office:value-type="float" office:value="106804" table:style-name="ce74">
            <text:p>106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463" table:style-name="ce53">
            <text:p>39,463</text:p>
          </table:table-cell>
          <table:table-cell office:value-type="float" office:value="106535" table:style-name="ce11">
            <text:p>106,535</text:p>
          </table:table-cell>
          <table:table-cell office:value-type="float" office:value="53474" table:style-name="ce11">
            <text:p>53,474</text:p>
          </table:table-cell>
          <table:table-cell office:value-type="float" office:value="53061" table:style-name="ce10">
            <text:p>53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20" table:style-name="ce53">
            <text:p>5,420</text:p>
          </table:table-cell>
          <table:table-cell office:value-type="float" office:value="14499" table:style-name="ce11">
            <text:p>14,499</text:p>
          </table:table-cell>
          <table:table-cell office:value-type="float" office:value="7663" table:style-name="ce11">
            <text:p>7,663</text:p>
          </table:table-cell>
          <table:table-cell office:value-type="float" office:value="6836" table:style-name="ce10">
            <text:p>6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7" table:style-name="ce53">
            <text:p>3,207</text:p>
          </table:table-cell>
          <table:table-cell office:value-type="float" office:value="8866" table:style-name="ce11">
            <text:p>8,866</text:p>
          </table:table-cell>
          <table:table-cell office:value-type="float" office:value="4646" table:style-name="ce11">
            <text:p>4,646</text:p>
          </table:table-cell>
          <table:table-cell office:value-type="float" office:value="4220" table:style-name="ce10">
            <text:p>4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84" table:style-name="ce53">
            <text:p>6,684</text:p>
          </table:table-cell>
          <table:table-cell office:value-type="float" office:value="17448" table:style-name="ce11">
            <text:p>17,448</text:p>
          </table:table-cell>
          <table:table-cell office:value-type="float" office:value="9235" table:style-name="ce11">
            <text:p>9,235</text:p>
          </table:table-cell>
          <table:table-cell office:value-type="float" office:value="8213" table:style-name="ce10">
            <text:p>8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16" table:style-name="ce53">
            <text:p>2,516</text:p>
          </table:table-cell>
          <table:table-cell office:value-type="float" office:value="6223" table:style-name="ce11">
            <text:p>6,223</text:p>
          </table:table-cell>
          <table:table-cell office:value-type="float" office:value="3249" table:style-name="ce11">
            <text:p>3,249</text:p>
          </table:table-cell>
          <table:table-cell office:value-type="float" office:value="2974" table:style-name="ce10">
            <text:p>2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44" table:style-name="ce53">
            <text:p>4,644</text:p>
          </table:table-cell>
          <table:table-cell office:value-type="float" office:value="11329" table:style-name="ce11">
            <text:p>11,329</text:p>
          </table:table-cell>
          <table:table-cell office:value-type="float" office:value="6035" table:style-name="ce11">
            <text:p>6,035</text:p>
          </table:table-cell>
          <table:table-cell office:value-type="float" office:value="5294" table:style-name="ce10">
            <text:p>5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83" table:style-name="ce53">
            <text:p>3,783</text:p>
          </table:table-cell>
          <table:table-cell office:value-type="float" office:value="8756" table:style-name="ce11">
            <text:p>8,756</text:p>
          </table:table-cell>
          <table:table-cell office:value-type="float" office:value="4829" table:style-name="ce11">
            <text:p>4,829</text:p>
          </table:table-cell>
          <table:table-cell office:value-type="float" office:value="3927" table:style-name="ce10">
            <text:p>3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19" table:style-name="ce53">
            <text:p>2,919</text:p>
          </table:table-cell>
          <table:table-cell office:value-type="float" office:value="7433" table:style-name="ce11">
            <text:p>7,433</text:p>
          </table:table-cell>
          <table:table-cell office:value-type="float" office:value="4206" table:style-name="ce11">
            <text:p>4,206</text:p>
          </table:table-cell>
          <table:table-cell office:value-type="float" office:value="3227" table:style-name="ce10">
            <text:p>3,2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63" table:style-name="ce53">
            <text:p>3,063</text:p>
          </table:table-cell>
          <table:table-cell office:value-type="float" office:value="8052" table:style-name="ce11">
            <text:p>8,052</text:p>
          </table:table-cell>
          <table:table-cell office:value-type="float" office:value="4297" table:style-name="ce11">
            <text:p>4,297</text:p>
          </table:table-cell>
          <table:table-cell office:value-type="float" office:value="3755" table:style-name="ce10">
            <text:p>3,7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35" table:style-name="ce53">
            <text:p>3,235</text:p>
          </table:table-cell>
          <table:table-cell office:value-type="float" office:value="8416" table:style-name="ce11">
            <text:p>8,416</text:p>
          </table:table-cell>
          <table:table-cell office:value-type="float" office:value="4394" table:style-name="ce11">
            <text:p>4,394</text:p>
          </table:table-cell>
          <table:table-cell office:value-type="float" office:value="4022" table:style-name="ce10">
            <text:p>4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098" table:style-name="ce53">
            <text:p>1,098</text:p>
          </table:table-cell>
          <table:table-cell office:value-type="float" office:value="3738" table:style-name="ce11">
            <text:p>3,738</text:p>
          </table:table-cell>
          <table:table-cell office:value-type="float" office:value="1949" table:style-name="ce11">
            <text:p>1,949</text:p>
          </table:table-cell>
          <table:table-cell office:value-type="float" office:value="1789" table:style-name="ce10">
            <text:p>1,7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1" table:style-name="ce53">
            <text:p>1,061</text:p>
          </table:table-cell>
          <table:table-cell office:value-type="float" office:value="3527" table:style-name="ce11">
            <text:p>3,527</text:p>
          </table:table-cell>
          <table:table-cell office:value-type="float" office:value="1900" table:style-name="ce11">
            <text:p>1,900</text:p>
          </table:table-cell>
          <table:table-cell office:value-type="float" office:value="1627" table:style-name="ce10">
            <text:p>1,6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90" table:style-name="ce53">
            <text:p>1,090</text:p>
          </table:table-cell>
          <table:table-cell office:value-type="float" office:value="4281" table:style-name="ce11">
            <text:p>4,281</text:p>
          </table:table-cell>
          <table:table-cell office:value-type="float" office:value="2289" table:style-name="ce11">
            <text:p>2,289</text:p>
          </table:table-cell>
          <table:table-cell office:value-type="float" office:value="1992" table:style-name="ce10">
            <text:p>1,9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44" table:style-name="ce53">
            <text:p>1,444</text:p>
          </table:table-cell>
          <table:table-cell office:value-type="float" office:value="3555" table:style-name="ce11">
            <text:p>3,555</text:p>
          </table:table-cell>
          <table:table-cell office:value-type="float" office:value="1940" table:style-name="ce11">
            <text:p>1,940</text:p>
          </table:table-cell>
          <table:table-cell office:value-type="float" office:value="1615" table:style-name="ce10">
            <text:p>1,6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09" table:style-name="ce53">
            <text:p>1,109</text:p>
          </table:table-cell>
          <table:table-cell office:value-type="float" office:value="3586" table:style-name="ce11">
            <text:p>3,586</text:p>
          </table:table-cell>
          <table:table-cell office:value-type="float" office:value="1846" table:style-name="ce11">
            <text:p>1,846</text:p>
          </table:table-cell>
          <table:table-cell office:value-type="float" office:value="1740" table:style-name="ce10">
            <text:p>1,74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09" table:style-name="ce54">
            <text:p>1,809</text:p>
          </table:table-cell>
          <table:table-cell office:value-type="float" office:value="5080" table:style-name="ce18">
            <text:p>5,080</text:p>
          </table:table-cell>
          <table:table-cell office:value-type="float" office:value="2568" table:style-name="ce18">
            <text:p>2,568</text:p>
          </table:table-cell>
          <table:table-cell office:value-type="float" office:value="2512" table:style-name="ce17">
            <text:p>2,512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104" table:style-name="ce72">
            <text:p>125,104</text:p>
          </table:table-cell>
          <table:table-cell office:value-type="float" office:value="331332" table:style-name="ce80">
            <text:p>331,332</text:p>
          </table:table-cell>
          <table:table-cell office:value-type="float" office:value="168733" table:style-name="ce80">
            <text:p>168,733</text:p>
          </table:table-cell>
          <table:table-cell office:value-type="float" office:value="162599" table:style-name="ce74">
            <text:p>162,5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49" table:style-name="ce53">
            <text:p>41,449</text:p>
          </table:table-cell>
          <table:table-cell office:value-type="float" office:value="105367" table:style-name="ce11">
            <text:p>105,367</text:p>
          </table:table-cell>
          <table:table-cell office:value-type="float" office:value="50972" table:style-name="ce11">
            <text:p>50,972</text:p>
          </table:table-cell>
          <table:table-cell office:value-type="float" office:value="54395" table:style-name="ce10">
            <text:p>54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5" table:style-name="ce53">
            <text:p>4,405</text:p>
          </table:table-cell>
          <table:table-cell office:value-type="float" office:value="11029" table:style-name="ce11">
            <text:p>11,029</text:p>
          </table:table-cell>
          <table:table-cell office:value-type="float" office:value="5751" table:style-name="ce11">
            <text:p>5,751</text:p>
          </table:table-cell>
          <table:table-cell office:value-type="float" office:value="5278" table:style-name="ce10">
            <text:p>5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86" table:style-name="ce53">
            <text:p>8,886</text:p>
          </table:table-cell>
          <table:table-cell office:value-type="float" office:value="24814" table:style-name="ce11">
            <text:p>24,814</text:p>
          </table:table-cell>
          <table:table-cell office:value-type="float" office:value="13241" table:style-name="ce11">
            <text:p>13,241</text:p>
          </table:table-cell>
          <table:table-cell office:value-type="float" office:value="11573" table:style-name="ce10">
            <text:p>11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69" table:style-name="ce53">
            <text:p>7,669</text:p>
          </table:table-cell>
          <table:table-cell office:value-type="float" office:value="20237" table:style-name="ce11">
            <text:p>20,237</text:p>
          </table:table-cell>
          <table:table-cell office:value-type="float" office:value="10430" table:style-name="ce11">
            <text:p>10,430</text:p>
          </table:table-cell>
          <table:table-cell office:value-type="float" office:value="9807" table:style-name="ce10">
            <text:p>9,8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601" table:style-name="ce53">
            <text:p>31,601</text:p>
          </table:table-cell>
          <table:table-cell office:value-type="float" office:value="83523" table:style-name="ce11">
            <text:p>83,523</text:p>
          </table:table-cell>
          <table:table-cell office:value-type="float" office:value="42240" table:style-name="ce11">
            <text:p>42,240</text:p>
          </table:table-cell>
          <table:table-cell office:value-type="float" office:value="41283" table:style-name="ce10">
            <text:p>41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082" table:style-name="ce53">
            <text:p>7,082</text:p>
          </table:table-cell>
          <table:table-cell office:value-type="float" office:value="18120" table:style-name="ce11">
            <text:p>18,120</text:p>
          </table:table-cell>
          <table:table-cell office:value-type="float" office:value="9660" table:style-name="ce11">
            <text:p>9,660</text:p>
          </table:table-cell>
          <table:table-cell office:value-type="float" office:value="8460" table:style-name="ce10">
            <text:p>8,4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36" table:style-name="ce53">
            <text:p>5,036</text:p>
          </table:table-cell>
          <table:table-cell office:value-type="float" office:value="13112" table:style-name="ce11">
            <text:p>13,112</text:p>
          </table:table-cell>
          <table:table-cell office:value-type="float" office:value="6974" table:style-name="ce11">
            <text:p>6,974</text:p>
          </table:table-cell>
          <table:table-cell office:value-type="float" office:value="6138" table:style-name="ce10">
            <text:p>6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20" table:style-name="ce53">
            <text:p>1,720</text:p>
          </table:table-cell>
          <table:table-cell office:value-type="float" office:value="4472" table:style-name="ce11">
            <text:p>4,472</text:p>
          </table:table-cell>
          <table:table-cell office:value-type="float" office:value="2490" table:style-name="ce11">
            <text:p>2,490</text:p>
          </table:table-cell>
          <table:table-cell office:value-type="float" office:value="1982" table:style-name="ce10">
            <text:p>1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19" table:style-name="ce53">
            <text:p>4,719</text:p>
          </table:table-cell>
          <table:table-cell office:value-type="float" office:value="11830" table:style-name="ce11">
            <text:p>11,830</text:p>
          </table:table-cell>
          <table:table-cell office:value-type="float" office:value="6377" table:style-name="ce11">
            <text:p>6,377</text:p>
          </table:table-cell>
          <table:table-cell office:value-type="float" office:value="5453" table:style-name="ce10">
            <text:p>5,4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04" table:style-name="ce53">
            <text:p>4,004</text:p>
          </table:table-cell>
          <table:table-cell office:value-type="float" office:value="10591" table:style-name="ce11">
            <text:p>10,591</text:p>
          </table:table-cell>
          <table:table-cell office:value-type="float" office:value="5761" table:style-name="ce11">
            <text:p>5,761</text:p>
          </table:table-cell>
          <table:table-cell office:value-type="float" office:value="4830" table:style-name="ce10">
            <text:p>4,8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68" table:style-name="ce53">
            <text:p>4,768</text:p>
          </table:table-cell>
          <table:table-cell office:value-type="float" office:value="15750" table:style-name="ce11">
            <text:p>15,750</text:p>
          </table:table-cell>
          <table:table-cell office:value-type="float" office:value="8127" table:style-name="ce11">
            <text:p>8,127</text:p>
          </table:table-cell>
          <table:table-cell office:value-type="float" office:value="7623" table:style-name="ce10">
            <text:p>7,6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82" table:style-name="ce53">
            <text:p>2,082</text:p>
          </table:table-cell>
          <table:table-cell office:value-type="float" office:value="6442" table:style-name="ce11">
            <text:p>6,442</text:p>
          </table:table-cell>
          <table:table-cell office:value-type="float" office:value="3402" table:style-name="ce11">
            <text:p>3,402</text:p>
          </table:table-cell>
          <table:table-cell office:value-type="float" office:value="3040" table:style-name="ce10">
            <text:p>3,04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83" table:style-name="ce54">
            <text:p>1,683</text:p>
          </table:table-cell>
          <table:table-cell office:value-type="float" office:value="6045" table:style-name="ce18">
            <text:p>6,045</text:p>
          </table:table-cell>
          <table:table-cell office:value-type="float" office:value="3308" table:style-name="ce18">
            <text:p>3,308</text:p>
          </table:table-cell>
          <table:table-cell office:value-type="float" office:value="2737" table:style-name="ce17">
            <text:p>2,73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8547" table:style-name="ce72">
            <text:p>38,547</text:p>
          </table:table-cell>
          <table:table-cell office:value-type="float" office:value="102406" table:style-name="ce80">
            <text:p>102,406</text:p>
          </table:table-cell>
          <table:table-cell office:value-type="float" office:value="52693" table:style-name="ce80">
            <text:p>52,693</text:p>
          </table:table-cell>
          <table:table-cell office:value-type="float" office:value="49713" table:style-name="ce74">
            <text:p>49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3393" table:style-name="ce53">
            <text:p>23,393</text:p>
          </table:table-cell>
          <table:table-cell office:value-type="float" office:value="60988" table:style-name="ce11">
            <text:p>60,988</text:p>
          </table:table-cell>
          <table:table-cell office:value-type="float" office:value="30970" table:style-name="ce11">
            <text:p>30,970</text:p>
          </table:table-cell>
          <table:table-cell office:value-type="float" office:value="30018" table:style-name="ce10">
            <text:p>30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467" table:style-name="ce53">
            <text:p>5,467</text:p>
          </table:table-cell>
          <table:table-cell office:value-type="float" office:value="14392" table:style-name="ce11">
            <text:p>14,392</text:p>
          </table:table-cell>
          <table:table-cell office:value-type="float" office:value="7595" table:style-name="ce11">
            <text:p>7,595</text:p>
          </table:table-cell>
          <table:table-cell office:value-type="float" office:value="6797" table:style-name="ce10">
            <text:p>6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68" table:style-name="ce53">
            <text:p>3,368</text:p>
          </table:table-cell>
          <table:table-cell office:value-type="float" office:value="9748" table:style-name="ce11">
            <text:p>9,748</text:p>
          </table:table-cell>
          <table:table-cell office:value-type="float" office:value="5102" table:style-name="ce11">
            <text:p>5,102</text:p>
          </table:table-cell>
          <table:table-cell office:value-type="float" office:value="4646" table:style-name="ce10">
            <text:p>4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58" table:style-name="ce53">
            <text:p>2,958</text:p>
          </table:table-cell>
          <table:table-cell office:value-type="float" office:value="8391" table:style-name="ce11">
            <text:p>8,391</text:p>
          </table:table-cell>
          <table:table-cell office:value-type="float" office:value="4327" table:style-name="ce11">
            <text:p>4,327</text:p>
          </table:table-cell>
          <table:table-cell office:value-type="float" office:value="4064" table:style-name="ce10">
            <text:p>4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08" table:style-name="ce53">
            <text:p>2,008</text:p>
          </table:table-cell>
          <table:table-cell office:value-type="float" office:value="5150" table:style-name="ce11">
            <text:p>5,150</text:p>
          </table:table-cell>
          <table:table-cell office:value-type="float" office:value="2756" table:style-name="ce11">
            <text:p>2,756</text:p>
          </table:table-cell>
          <table:table-cell office:value-type="float" office:value="2394" table:style-name="ce10">
            <text:p>2,39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53" table:style-name="ce54">
            <text:p>1,353</text:p>
          </table:table-cell>
          <table:table-cell office:value-type="float" office:value="3737" table:style-name="ce18">
            <text:p>3,737</text:p>
          </table:table-cell>
          <table:table-cell office:value-type="float" office:value="1943" table:style-name="ce18">
            <text:p>1,943</text:p>
          </table:table-cell>
          <table:table-cell office:value-type="float" office:value="1794" table:style-name="ce17">
            <text:p>1,79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1291" table:style-name="ce72">
            <text:p>151,291</text:p>
          </table:table-cell>
          <table:table-cell office:value-type="float" office:value="371986" table:style-name="ce80">
            <text:p>371,986</text:p>
          </table:table-cell>
          <table:table-cell office:value-type="float" office:value="186595" table:style-name="ce80">
            <text:p>186,595</text:p>
          </table:table-cell>
          <table:table-cell office:value-type="float" office:value="185391" table:style-name="ce74">
            <text:p>185,39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489" table:style-name="ce53">
            <text:p>22,489</text:p>
          </table:table-cell>
          <table:table-cell office:value-type="float" office:value="52488" table:style-name="ce11">
            <text:p>52,488</text:p>
          </table:table-cell>
          <table:table-cell office:value-type="float" office:value="26836" table:style-name="ce11">
            <text:p>26,836</text:p>
          </table:table-cell>
          <table:table-cell office:value-type="float" office:value="25652" table:style-name="ce10">
            <text:p>25,65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186" table:style-name="ce53">
            <text:p>21,186</text:p>
          </table:table-cell>
          <table:table-cell office:value-type="float" office:value="54100" table:style-name="ce11">
            <text:p>54,100</text:p>
          </table:table-cell>
          <table:table-cell office:value-type="float" office:value="27286" table:style-name="ce11">
            <text:p>27,286</text:p>
          </table:table-cell>
          <table:table-cell office:value-type="float" office:value="26814" table:style-name="ce10">
            <text:p>26,81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471" table:style-name="ce53">
            <text:p>15,471</text:p>
          </table:table-cell>
          <table:table-cell office:value-type="float" office:value="38418" table:style-name="ce11">
            <text:p>38,418</text:p>
          </table:table-cell>
          <table:table-cell office:value-type="float" office:value="19328" table:style-name="ce11">
            <text:p>19,328</text:p>
          </table:table-cell>
          <table:table-cell office:value-type="float" office:value="19090" table:style-name="ce10">
            <text:p>19,090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91" table:style-name="ce53">
            <text:p>19,291</text:p>
          </table:table-cell>
          <table:table-cell office:value-type="float" office:value="45256" table:style-name="ce11">
            <text:p>45,256</text:p>
          </table:table-cell>
          <table:table-cell office:value-type="float" office:value="22359" table:style-name="ce11">
            <text:p>22,359</text:p>
          </table:table-cell>
          <table:table-cell office:value-type="float" office:value="22897" table:style-name="ce10">
            <text:p>22,89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01" table:style-name="ce53">
            <text:p>19,201</text:p>
          </table:table-cell>
          <table:table-cell office:value-type="float" office:value="48191" table:style-name="ce11">
            <text:p>48,191</text:p>
          </table:table-cell>
          <table:table-cell office:value-type="float" office:value="24468" table:style-name="ce11">
            <text:p>24,468</text:p>
          </table:table-cell>
          <table:table-cell office:value-type="float" office:value="23723" table:style-name="ce10">
            <text:p>23,72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2626" table:style-name="ce53">
            <text:p>32,626</text:p>
          </table:table-cell>
          <table:table-cell office:value-type="float" office:value="81696" table:style-name="ce11">
            <text:p>81,696</text:p>
          </table:table-cell>
          <table:table-cell office:value-type="float" office:value="40541" table:style-name="ce11">
            <text:p>40,541</text:p>
          </table:table-cell>
          <table:table-cell office:value-type="float" office:value="41155" table:style-name="ce10">
            <text:p>41,15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27" table:style-name="ce54">
            <text:p>21,027</text:p>
          </table:table-cell>
          <table:table-cell office:value-type="float" office:value="51837" table:style-name="ce18">
            <text:p>51,837</text:p>
          </table:table-cell>
          <table:table-cell office:value-type="float" office:value="25777" table:style-name="ce18">
            <text:p>25,777</text:p>
          </table:table-cell>
          <table:table-cell office:value-type="float" office:value="26060" table:style-name="ce17">
            <text:p>26,06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58924" table:style-name="ce72">
            <text:p>158,924</text:p>
          </table:table-cell>
          <table:table-cell office:value-type="float" office:value="435805" table:style-name="ce80">
            <text:p>435,805</text:p>
          </table:table-cell>
          <table:table-cell office:value-type="float" office:value="215509" table:style-name="ce80">
            <text:p>215,509</text:p>
          </table:table-cell>
          <table:table-cell office:value-type="float" office:value="220296" table:style-name="ce74">
            <text:p>220,2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7010" table:style-name="ce53">
            <text:p>77,010</text:p>
          </table:table-cell>
          <table:table-cell office:value-type="float" office:value="208890" table:style-name="ce11">
            <text:p>208,890</text:p>
          </table:table-cell>
          <table:table-cell office:value-type="float" office:value="102942" table:style-name="ce11">
            <text:p>102,942</text:p>
          </table:table-cell>
          <table:table-cell office:value-type="float" office:value="105948" table:style-name="ce10">
            <text:p>105,9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5367" table:style-name="ce53">
            <text:p>55,367</text:p>
          </table:table-cell>
          <table:table-cell office:value-type="float" office:value="149674" table:style-name="ce11">
            <text:p>149,674</text:p>
          </table:table-cell>
          <table:table-cell office:value-type="float" office:value="73246" table:style-name="ce11">
            <text:p>73,246</text:p>
          </table:table-cell>
          <table:table-cell office:value-type="float" office:value="76428" table:style-name="ce10">
            <text:p>76,42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547" table:style-name="ce54">
            <text:p>26,547</text:p>
          </table:table-cell>
          <table:table-cell office:value-type="float" office:value="77241" table:style-name="ce18">
            <text:p>77,241</text:p>
          </table:table-cell>
          <table:table-cell office:value-type="float" office:value="39321" table:style-name="ce18">
            <text:p>39,321</text:p>
          </table:table-cell>
          <table:table-cell office:value-type="float" office:value="37920" table:style-name="ce17">
            <text:p>37,92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8653" table:style-name="ce72">
            <text:p>98,653</text:p>
          </table:table-cell>
          <table:table-cell office:value-type="float" office:value="269992" table:style-name="ce80">
            <text:p>269,992</text:p>
          </table:table-cell>
          <table:table-cell office:value-type="float" office:value="131554" table:style-name="ce80">
            <text:p>131,554</text:p>
          </table:table-cell>
          <table:table-cell office:value-type="float" office:value="138438" table:style-name="ce74">
            <text:p>138,4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289" table:style-name="ce53">
            <text:p>45,289</text:p>
          </table:table-cell>
          <table:table-cell office:value-type="float" office:value="122640" table:style-name="ce11">
            <text:p>122,640</text:p>
          </table:table-cell>
          <table:table-cell office:value-type="float" office:value="59320" table:style-name="ce11">
            <text:p>59,320</text:p>
          </table:table-cell>
          <table:table-cell office:value-type="float" office:value="63320" table:style-name="ce10">
            <text:p>63,32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364" table:style-name="ce54">
            <text:p>53,364</text:p>
          </table:table-cell>
          <table:table-cell office:value-type="float" office:value="147352" table:style-name="ce18">
            <text:p>147,352</text:p>
          </table:table-cell>
          <table:table-cell office:value-type="float" office:value="72234" table:style-name="ce18">
            <text:p>72,234</text:p>
          </table:table-cell>
          <table:table-cell office:value-type="float" office:value="75118" table:style-name="ce17">
            <text:p>75,118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060" table:style-name="ce72">
            <text:p>39,060</text:p>
          </table:table-cell>
          <table:table-cell office:value-type="float" office:value="133656" table:style-name="ce80">
            <text:p>133,656</text:p>
          </table:table-cell>
          <table:table-cell office:value-type="float" office:value="66875" table:style-name="ce80">
            <text:p>66,875</text:p>
          </table:table-cell>
          <table:table-cell office:value-type="float" office:value="66781" table:style-name="ce74">
            <text:p>66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23" table:style-name="ce53">
            <text:p>12,723</text:p>
          </table:table-cell>
          <table:table-cell office:value-type="float" office:value="42637" table:style-name="ce11">
            <text:p>42,637</text:p>
          </table:table-cell>
          <table:table-cell office:value-type="float" office:value="21311" table:style-name="ce11">
            <text:p>21,311</text:p>
          </table:table-cell>
          <table:table-cell office:value-type="float" office:value="21326" table:style-name="ce10">
            <text:p>21,3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697" table:style-name="ce53">
            <text:p>8,697</text:p>
          </table:table-cell>
          <table:table-cell office:value-type="float" office:value="28692" table:style-name="ce11">
            <text:p>28,692</text:p>
          </table:table-cell>
          <table:table-cell office:value-type="float" office:value="14452" table:style-name="ce11">
            <text:p>14,452</text:p>
          </table:table-cell>
          <table:table-cell office:value-type="float" office:value="14240" table:style-name="ce10">
            <text:p>14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15" table:style-name="ce53">
            <text:p>6,215</text:p>
          </table:table-cell>
          <table:table-cell office:value-type="float" office:value="20187" table:style-name="ce11">
            <text:p>20,187</text:p>
          </table:table-cell>
          <table:table-cell office:value-type="float" office:value="9987" table:style-name="ce11">
            <text:p>9,987</text:p>
          </table:table-cell>
          <table:table-cell office:value-type="float" office:value="10200" table:style-name="ce10">
            <text:p>10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192" table:style-name="ce53">
            <text:p>8,192</text:p>
          </table:table-cell>
          <table:table-cell office:value-type="float" office:value="28982" table:style-name="ce11">
            <text:p>28,982</text:p>
          </table:table-cell>
          <table:table-cell office:value-type="float" office:value="14628" table:style-name="ce11">
            <text:p>14,628</text:p>
          </table:table-cell>
          <table:table-cell office:value-type="float" office:value="14354" table:style-name="ce10">
            <text:p>14,3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00" table:style-name="ce53">
            <text:p>3,100</text:p>
          </table:table-cell>
          <table:table-cell office:value-type="float" office:value="12499" table:style-name="ce11">
            <text:p>12,499</text:p>
          </table:table-cell>
          <table:table-cell office:value-type="float" office:value="6170" table:style-name="ce11">
            <text:p>6,170</text:p>
          </table:table-cell>
          <table:table-cell office:value-type="float" office:value="6329" table:style-name="ce10">
            <text:p>6,3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4">
            <text:p>133</text:p>
          </table:table-cell>
          <table:table-cell office:value-type="float" office:value="659" table:style-name="ce18">
            <text:p>659</text:p>
          </table:table-cell>
          <table:table-cell office:value-type="float" office:value="327" table:style-name="ce18">
            <text:p>327</text:p>
          </table:table-cell>
          <table:table-cell office:value-type="float" office:value="332" table:style-name="ce17">
            <text:p>33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8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643" table:style-name="ce72">
            <text:p>2,643</text:p>
          </table:table-cell>
          <table:table-cell office:value-type="float" office:value="12550" table:style-name="ce80">
            <text:p>12,550</text:p>
          </table:table-cell>
          <table:table-cell office:value-type="float" office:value="7175" table:style-name="ce80">
            <text:p>7,175</text:p>
          </table:table-cell>
          <table:table-cell office:value-type="float" office:value="5375" table:style-name="ce74">
            <text:p>5,3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14" table:style-name="ce53">
            <text:p>1,514</text:p>
          </table:table-cell>
          <table:table-cell office:value-type="float" office:value="7368" table:style-name="ce11">
            <text:p>7,368</text:p>
          </table:table-cell>
          <table:table-cell office:value-type="float" office:value="4164" table:style-name="ce11">
            <text:p>4,164</text:p>
          </table:table-cell>
          <table:table-cell office:value-type="float" office:value="3204" table:style-name="ce10">
            <text:p>3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22" table:style-name="ce53">
            <text:p>522</text:p>
          </table:table-cell>
          <table:table-cell office:value-type="float" office:value="2338" table:style-name="ce11">
            <text:p>2,338</text:p>
          </table:table-cell>
          <table:table-cell office:value-type="float" office:value="1308" table:style-name="ce11">
            <text:p>1,308</text:p>
          </table:table-cell>
          <table:table-cell office:value-type="float" office:value="1030" table:style-name="ce10">
            <text:p>1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5" table:style-name="ce53">
            <text:p>285</text:p>
          </table:table-cell>
          <table:table-cell office:value-type="float" office:value="1554" table:style-name="ce11">
            <text:p>1,554</text:p>
          </table:table-cell>
          <table:table-cell office:value-type="float" office:value="931" table:style-name="ce11">
            <text:p>931</text:p>
          </table:table-cell>
          <table:table-cell office:value-type="float" office:value="623" table:style-name="ce10">
            <text:p>62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2" table:style-name="ce54">
            <text:p>322</text:p>
          </table:table-cell>
          <table:table-cell office:value-type="float" office:value="1290" table:style-name="ce18">
            <text:p>1,290</text:p>
          </table:table-cell>
          <table:table-cell office:value-type="float" office:value="772" table:style-name="ce18">
            <text:p>772</text:p>
          </table:table-cell>
          <table:table-cell office:value-type="float" office:value="518" table:style-name="ce17">
            <text:p>51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6-09-05T09:49:33Z</dc:date>
    <meta:print-date>2016-06-01T09:05:34Z</meta:print-date>
  </office:meta>
</office:document-meta>
</file>